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Fonts/Font_Lucida_Sans_1.ttf" manifest:media-type="application/x-font-ttf"/>
  <manifest:file-entry manifest:full-path="Fonts/Font_Lucida_Sans_2.ttf" manifest:media-type="application/x-font-ttf"/>
  <manifest:file-entry manifest:full-path="Fonts/Font_Lucida_Sans_3.ttf" manifest:media-type="application/x-font-ttf"/>
  <manifest:file-entry manifest:full-path="Fonts/Font_UnifontExMono_1.ttf" manifest:media-type="application/x-font-tt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ucida Sans" svg:font-family="'Lucida Sans'" style:font-family-generic="swiss">
      <svg:font-face-src>
        <svg:font-face-uri xlink:href="Fonts/Font_Lucida_Sans_1.ttf" xlink:type="simple" loext:font-style="normal" loext:font-weight="normal">
          <svg:font-face-format svg:string="truetype"/>
        </svg:font-face-uri>
        <svg:font-face-uri xlink:href="Fonts/Font_Lucida_Sans_2.ttf" xlink:type="simple" loext:font-style="normal" loext:font-weight="bold">
          <svg:font-face-format svg:string="truetype"/>
        </svg:font-face-uri>
        <svg:font-face-uri xlink:href="Fonts/Font_Lucida_Sans_3.ttf" xlink:type="simple" loext:font-style="italic" loext:font-weight="normal">
          <svg:font-face-format svg:string="truetype"/>
        </svg:font-face-uri>
      </svg:font-face-src>
    </style:font-face>
    <style:font-face style:name="Lucida Sans1" svg:font-family="'Lucida Sans'" style:font-family-generic="system" style:font-pitch="variable"/>
    <style:font-face style:name="UnifontExMono" svg:font-family="UnifontExMono">
      <svg:font-face-src>
        <svg:font-face-uri xlink:href="Fonts/Font_UnifontExMono_1.ttf" xlink:type="simple" loext:font-style="normal" loext:font-weight="normal">
          <svg:font-face-format svg:string="truetype"/>
        </svg:font-face-uri>
      </svg:font-face-src>
    </style:font-face>
    <style:font-face style:name="UnifontExMono1" svg:font-family="UnifontExMono" style:font-family-generic="roman" style:font-pitch="fixed"/>
  </office:font-face-decls>
  <office:automatic-styles>
    <style:style style:name="P1" style:family="paragraph" style:parent-style-name="Standard">
      <style:text-properties style:font-name="UnifontExMono1" fo:font-weight="bold" officeooo:rsid="0059601e" officeooo:paragraph-rsid="001096e5" style:font-weight-asian="bold" style:font-weight-complex="bold"/>
    </style:style>
    <style:style style:name="P2" style:family="paragraph" style:parent-style-name="Standard">
      <style:text-properties style:font-name="UnifontExMono1" fo:font-weight="bold" officeooo:rsid="0020d1b1" officeooo:paragraph-rsid="001096e5" style:font-weight-asian="bold" style:font-weight-complex="bold"/>
    </style:style>
    <style:style style:name="P3" style:family="paragraph" style:parent-style-name="Standard">
      <style:text-properties style:font-name="UnifontExMono1" fo:font-weight="bold" officeooo:rsid="002b99f2" officeooo:paragraph-rsid="001096e5" style:font-weight-asian="bold" style:font-weight-complex="bold"/>
    </style:style>
    <style:style style:name="P4" style:family="paragraph" style:parent-style-name="Standard">
      <style:text-properties style:font-name="UnifontExMono1" fo:font-weight="bold" officeooo:rsid="0039064a" officeooo:paragraph-rsid="001096e5" style:font-weight-asian="bold" style:font-weight-complex="bold"/>
    </style:style>
    <style:style style:name="P5" style:family="paragraph" style:parent-style-name="Standard">
      <style:text-properties style:font-name="UnifontExMono1" fo:font-weight="bold" officeooo:rsid="003cec5a" officeooo:paragraph-rsid="001096e5" style:font-weight-asian="bold" style:font-weight-complex="bold"/>
    </style:style>
    <style:style style:name="P6" style:family="paragraph" style:parent-style-name="Standard">
      <style:text-properties style:font-name="UnifontExMono1" fo:font-weight="bold" officeooo:rsid="0048627e" officeooo:paragraph-rsid="001096e5" style:font-weight-asian="bold" style:font-weight-complex="bold"/>
    </style:style>
    <style:style style:name="P7" style:family="paragraph" style:parent-style-name="Standard">
      <style:text-properties style:font-name="UnifontExMono1" fo:font-weight="bold" officeooo:rsid="004acf5f" officeooo:paragraph-rsid="001096e5" style:font-weight-asian="bold" style:font-weight-complex="bold"/>
    </style:style>
    <style:style style:name="P8" style:family="paragraph" style:parent-style-name="Standard">
      <style:text-properties style:font-name="UnifontExMono1" fo:font-weight="bold" officeooo:rsid="004ec395" officeooo:paragraph-rsid="001096e5" style:font-weight-asian="bold" style:font-weight-complex="bold"/>
    </style:style>
    <style:style style:name="P9" style:family="paragraph" style:parent-style-name="Standard">
      <style:text-properties style:font-name="UnifontExMono1" fo:font-weight="bold" officeooo:rsid="005854ed" officeooo:paragraph-rsid="001096e5" style:font-weight-asian="bold" style:font-weight-complex="bold"/>
    </style:style>
    <style:style style:name="P10" style:family="paragraph" style:parent-style-name="Standard">
      <style:text-properties style:font-name="UnifontExMono1" officeooo:rsid="0020d1b1" officeooo:paragraph-rsid="001096e5"/>
    </style:style>
    <style:style style:name="P11" style:family="paragraph" style:parent-style-name="Standard">
      <style:text-properties style:font-name="UnifontExMono1" fo:font-weight="normal" officeooo:rsid="0020d1b1" officeooo:paragraph-rsid="001096e5" style:font-weight-asian="normal" style:font-weight-complex="normal"/>
    </style:style>
    <style:style style:name="P12" style:family="paragraph" style:parent-style-name="Standard">
      <style:text-properties style:font-name="UnifontExMono1" fo:font-weight="normal" officeooo:rsid="002df97e" officeooo:paragraph-rsid="001096e5" style:font-name-asian="UnifontExMono" style:font-weight-asian="normal" style:font-name-complex="UnifontExMono" style:font-weight-complex="normal"/>
    </style:style>
    <style:style style:name="P13" style:family="paragraph" style:parent-style-name="Standard">
      <style:text-properties style:font-name="UnifontExMono1" fo:font-weight="normal" officeooo:rsid="002b99f2" officeooo:paragraph-rsid="001096e5" style:font-name-asian="UnifontExMono" style:font-weight-asian="normal" style:font-name-complex="UnifontExMono" style:font-weight-complex="normal"/>
    </style:style>
    <style:style style:name="P14" style:family="paragraph" style:parent-style-name="Standard">
      <style:text-properties style:font-name="UnifontExMono1" fo:font-weight="normal" officeooo:rsid="0039064a" officeooo:paragraph-rsid="001096e5" style:font-name-asian="UnifontExMono" style:font-weight-asian="normal" style:font-name-complex="UnifontExMono" style:font-weight-complex="normal"/>
    </style:style>
    <style:style style:name="P15" style:family="paragraph" style:parent-style-name="Standard">
      <style:text-properties style:font-name="UnifontExMono1" fo:font-weight="normal" officeooo:rsid="004161bd" officeooo:paragraph-rsid="001096e5" style:font-name-asian="UnifontExMono" style:font-weight-asian="normal" style:font-name-complex="UnifontExMono" style:font-weight-complex="normal"/>
    </style:style>
    <style:style style:name="P16" style:family="paragraph" style:parent-style-name="Standard">
      <style:text-properties style:font-name="UnifontExMono1" fo:font-weight="normal" officeooo:rsid="0048627e" officeooo:paragraph-rsid="001096e5" style:font-name-asian="UnifontExMono" style:font-weight-asian="normal" style:font-name-complex="UnifontExMono" style:font-weight-complex="normal"/>
    </style:style>
    <style:style style:name="P17" style:family="paragraph" style:parent-style-name="Standard">
      <style:text-properties style:font-name="UnifontExMono1" fo:font-weight="normal" officeooo:rsid="004acf5f" officeooo:paragraph-rsid="001096e5" style:font-name-asian="UnifontExMono" style:font-weight-asian="normal" style:font-name-complex="UnifontExMono" style:font-weight-complex="normal"/>
    </style:style>
    <style:style style:name="P18" style:family="paragraph" style:parent-style-name="Standard">
      <style:text-properties style:font-name="UnifontExMono1" fo:font-weight="normal" officeooo:rsid="004ec395" officeooo:paragraph-rsid="001096e5" style:font-name-asian="UnifontExMono" style:font-weight-asian="normal" style:font-name-complex="UnifontExMono" style:font-weight-complex="normal"/>
    </style:style>
    <style:style style:name="P19" style:family="paragraph" style:parent-style-name="Standard">
      <style:text-properties style:font-name="UnifontExMono1" fo:font-weight="normal" officeooo:rsid="005854ed" officeooo:paragraph-rsid="001096e5" style:font-name-asian="UnifontExMono" style:font-weight-asian="normal" style:font-name-complex="UnifontExMono" style:font-weight-complex="normal"/>
    </style:style>
    <style:style style:name="P20" style:family="paragraph" style:parent-style-name="Standard">
      <style:text-properties style:font-name="UnifontExMono1" fo:font-size="10pt" fo:font-weight="bold" officeooo:rsid="005854ed" officeooo:paragraph-rsid="001096e5" style:font-weight-asian="bold" style:font-weight-complex="bold"/>
    </style:style>
    <style:style style:name="P21" style:family="paragraph" style:parent-style-name="Standard">
      <style:text-properties style:font-name="UnifontExMono1" officeooo:paragraph-rsid="001096e5"/>
    </style:style>
    <style:style style:name="P22" style:family="paragraph" style:parent-style-name="Standard">
      <style:text-properties officeooo:rsid="0020d1b1" officeooo:paragraph-rsid="001096e5"/>
    </style:style>
    <style:style style:name="P23" style:family="paragraph" style:parent-style-name="Standard">
      <style:text-properties fo:font-weight="bold" officeooo:rsid="0020d1b1" officeooo:paragraph-rsid="001096e5" style:font-weight-asian="bold" style:font-weight-complex="bold"/>
    </style:style>
    <style:style style:name="P24" style:family="paragraph" style:parent-style-name="Standard">
      <style:text-properties fo:font-weight="bold" officeooo:rsid="002b99f2" officeooo:paragraph-rsid="001096e5" style:font-weight-asian="bold" style:font-weight-complex="bold"/>
    </style:style>
    <style:style style:name="P25" style:family="paragraph" style:parent-style-name="Standard">
      <style:text-properties fo:font-weight="bold" officeooo:rsid="0039064a" officeooo:paragraph-rsid="001096e5" style:font-weight-asian="bold" style:font-weight-complex="bold"/>
    </style:style>
    <style:style style:name="P26" style:family="paragraph" style:parent-style-name="Standard">
      <style:text-properties fo:font-weight="bold" officeooo:rsid="0048627e" officeooo:paragraph-rsid="001096e5" style:font-weight-asian="bold" style:font-weight-complex="bold"/>
    </style:style>
    <style:style style:name="P27" style:family="paragraph" style:parent-style-name="Standard">
      <style:text-properties fo:font-weight="bold" officeooo:rsid="004acf5f" officeooo:paragraph-rsid="001096e5" style:font-weight-asian="bold" style:font-weight-complex="bold"/>
    </style:style>
    <style:style style:name="P28" style:family="paragraph" style:parent-style-name="Standard">
      <style:text-properties fo:font-weight="bold" officeooo:rsid="004ec395" officeooo:paragraph-rsid="001096e5" style:font-weight-asian="bold" style:font-weight-complex="bold"/>
    </style:style>
    <style:style style:name="P29" style:family="paragraph" style:parent-style-name="Standard">
      <style:text-properties fo:font-weight="bold" officeooo:rsid="005854ed" officeooo:paragraph-rsid="001096e5" style:font-weight-asian="bold" style:font-weight-complex="bold"/>
    </style:style>
    <style:style style:name="P30" style:family="paragraph" style:parent-style-name="Standard">
      <style:text-properties officeooo:paragraph-rsid="001096e5"/>
    </style:style>
    <style:style style:name="P31" style:family="paragraph" style:parent-style-name="Text_20_body">
      <style:text-properties style:font-name="UnifontExMono1" fo:font-weight="normal" officeooo:rsid="0035b44b" officeooo:paragraph-rsid="001096e5" style:font-name-asian="UnifontExMono" style:font-weight-asian="normal" style:font-name-complex="UnifontExMono" style:font-weight-complex="normal"/>
    </style:style>
    <style:style style:name="P32" style:family="paragraph" style:parent-style-name="Text_20_body">
      <style:text-properties style:font-name="UnifontExMono1" officeooo:rsid="00435b06" officeooo:paragraph-rsid="001096e5"/>
    </style:style>
    <style:style style:name="P33" style:family="paragraph" style:parent-style-name="Text_20_body">
      <style:text-properties style:font-name="UnifontExMono1" officeooo:rsid="00516b85" officeooo:paragraph-rsid="001096e5"/>
    </style:style>
    <style:style style:name="P34" style:family="paragraph" style:parent-style-name="Text_20_body">
      <style:text-properties style:font-name="UnifontExMono1" officeooo:paragraph-rsid="001096e5"/>
    </style:style>
    <style:style style:name="P35" style:family="paragraph" style:parent-style-name="Text_20_body">
      <style:text-properties officeooo:rsid="0020d1b1" officeooo:paragraph-rsid="001096e5"/>
    </style:style>
    <style:style style:name="P36" style:family="paragraph" style:parent-style-name="Text_20_body">
      <style:text-properties fo:font-weight="bold" officeooo:rsid="0020d1b1" officeooo:paragraph-rsid="001096e5" style:font-weight-asian="bold" style:font-weight-complex="bold"/>
    </style:style>
    <style:style style:name="P37" style:family="paragraph" style:parent-style-name="Text_20_body">
      <style:text-properties fo:font-weight="bold" officeooo:rsid="002b99f2" officeooo:paragraph-rsid="001096e5" style:font-weight-asian="bold" style:font-weight-complex="bold"/>
    </style:style>
    <style:style style:name="P38" style:family="paragraph" style:parent-style-name="Text_20_body">
      <style:text-properties fo:font-weight="bold" officeooo:rsid="0039064a" officeooo:paragraph-rsid="001096e5" style:font-weight-asian="bold" style:font-weight-complex="bold"/>
    </style:style>
    <style:style style:name="P39" style:family="paragraph" style:parent-style-name="Text_20_body">
      <style:text-properties fo:font-weight="bold" officeooo:rsid="0048627e" officeooo:paragraph-rsid="001096e5" style:font-weight-asian="bold" style:font-weight-complex="bold"/>
    </style:style>
    <style:style style:name="P40" style:family="paragraph" style:parent-style-name="Text_20_body">
      <style:text-properties fo:font-weight="bold" officeooo:rsid="004acf5f" officeooo:paragraph-rsid="001096e5" style:font-weight-asian="bold" style:font-weight-complex="bold"/>
    </style:style>
    <style:style style:name="P41" style:family="paragraph" style:parent-style-name="Text_20_body">
      <style:text-properties fo:font-weight="bold" officeooo:rsid="004ec395" officeooo:paragraph-rsid="001096e5" style:font-weight-asian="bold" style:font-weight-complex="bold"/>
    </style:style>
    <style:style style:name="P42" style:family="paragraph" style:parent-style-name="Text_20_body">
      <style:text-properties fo:font-weight="normal" officeooo:paragraph-rsid="001096e5" style:font-weight-asian="normal" style:font-weight-complex="normal"/>
    </style:style>
    <style:style style:name="P43" style:family="paragraph" style:parent-style-name="Text_20_body">
      <style:text-properties officeooo:paragraph-rsid="001096e5"/>
    </style:style>
    <style:style style:name="T1" style:family="text">
      <style:text-properties fo:font-weight="normal" style:font-name-asian="UnifontExMono" style:font-weight-asian="normal" style:font-name-complex="UnifontExMono" style:font-weight-complex="normal"/>
    </style:style>
    <style:style style:name="T2" style:family="text">
      <style:text-properties fo:font-weight="normal" officeooo:rsid="005a4c40" style:font-name-asian="UnifontExMono" style:font-weight-asian="normal" style:font-name-complex="UnifontExMono" style:font-weight-complex="normal"/>
    </style:style>
    <style:style style:name="T3" style:family="text">
      <style:text-properties fo:font-weight="normal" officeooo:rsid="002559d2" style:font-name-asian="UnifontExMono" style:font-weight-asian="normal" style:font-name-complex="UnifontExMono" style:font-weight-complex="normal"/>
    </style:style>
    <style:style style:name="T4" style:family="text">
      <style:text-properties fo:font-weight="normal" officeooo:rsid="0035b44b" style:font-name-asian="UnifontExMono" style:font-weight-asian="normal" style:font-name-complex="UnifontExMono" style:font-weight-complex="normal"/>
    </style:style>
    <style:style style:name="T5" style:family="text">
      <style:text-properties fo:font-weight="normal" officeooo:rsid="003d1fa8" style:font-name-asian="UnifontExMono" style:font-weight-asian="normal" style:font-name-complex="UnifontExMono" style:font-weight-complex="normal"/>
    </style:style>
    <style:style style:name="T6" style:family="text">
      <style:text-properties fo:font-weight="normal" officeooo:rsid="003ed1ed" style:font-name-asian="UnifontExMono" style:font-weight-asian="normal" style:font-name-complex="UnifontExMono" style:font-weight-complex="normal"/>
    </style:style>
    <style:style style:name="T7" style:family="text">
      <style:text-properties fo:font-weight="normal" officeooo:rsid="004467b8" style:font-name-asian="UnifontExMono" style:font-weight-asian="normal" style:font-name-complex="UnifontExMono" style:font-weight-complex="normal"/>
    </style:style>
    <style:style style:name="T8" style:family="text">
      <style:text-properties fo:font-weight="normal" officeooo:rsid="004161bd" style:font-name-asian="UnifontExMono" style:font-weight-asian="normal" style:font-name-complex="UnifontExMono" style:font-weight-complex="normal"/>
    </style:style>
    <style:style style:name="T9" style:family="text">
      <style:text-properties fo:font-weight="normal" officeooo:rsid="0046a6e0" style:font-name-asian="UnifontExMono" style:font-weight-asian="normal" style:font-name-complex="UnifontExMono" style:font-weight-complex="normal"/>
    </style:style>
    <style:style style:name="T10" style:family="text">
      <style:text-properties fo:font-weight="normal" officeooo:rsid="00461842" style:font-name-asian="UnifontExMono" style:font-weight-asian="normal" style:font-name-complex="UnifontExMono" style:font-weight-complex="normal"/>
    </style:style>
    <style:style style:name="T11" style:family="text">
      <style:text-properties fo:font-weight="normal" officeooo:rsid="004a28ae" style:font-name-asian="UnifontExMono" style:font-weight-asian="normal" style:font-name-complex="UnifontExMono" style:font-weight-complex="normal"/>
    </style:style>
    <style:style style:name="T12" style:family="text">
      <style:text-properties fo:font-weight="normal" officeooo:rsid="004acf5f" style:font-name-asian="UnifontExMono" style:font-weight-asian="normal" style:font-name-complex="UnifontExMono" style:font-weight-complex="normal"/>
    </style:style>
    <style:style style:name="T13" style:family="text">
      <style:text-properties fo:font-weight="normal" style:font-weight-asian="normal" style:font-weight-complex="normal"/>
    </style:style>
    <style:style style:name="T14" style:family="text">
      <style:text-properties style:font-name="UnifontExMono1"/>
    </style:style>
    <style:style style:name="T15" style:family="text">
      <style:text-properties style:font-name="UnifontExMono1" officeooo:rsid="001c5ea6"/>
    </style:style>
    <style:style style:name="T16" style:family="text">
      <style:text-properties style:font-name="UnifontExMono1" style:font-name-asian="UnifontExMono" style:font-name-complex="UnifontExMono"/>
    </style:style>
    <style:style style:name="T17" style:family="text">
      <style:text-properties style:font-name="UnifontExMono1" officeooo:rsid="001c5ea6" style:font-name-asian="UnifontExMono" style:font-name-complex="UnifontExMono"/>
    </style:style>
    <style:style style:name="T18" style:family="text">
      <style:text-properties style:font-name="UnifontExMono1" officeooo:rsid="001c914e" style:font-name-asian="UnifontExMono" style:font-name-complex="UnifontExMono"/>
    </style:style>
    <style:style style:name="T19" style:family="text">
      <style:text-properties style:font-name="UnifontExMono1" officeooo:rsid="001e8a5c" style:font-name-asian="UnifontExMono" style:font-name-complex="UnifontExMono"/>
    </style:style>
    <style:style style:name="T20" style:family="text">
      <style:text-properties style:font-name="UnifontExMono1" officeooo:rsid="001fde7e" style:font-name-asian="UnifontExMono" style:font-name-complex="UnifontExMono"/>
    </style:style>
    <style:style style:name="T21" style:family="text">
      <style:text-properties style:font-name="UnifontExMono1" officeooo:rsid="0020d1b1" style:font-name-asian="UnifontExMono" style:font-name-complex="UnifontExMono"/>
    </style:style>
    <style:style style:name="T22" style:family="text">
      <style:text-properties style:font-name="UnifontExMono1" officeooo:rsid="0021f694" style:font-name-asian="UnifontExMono" style:font-name-complex="UnifontExMono"/>
    </style:style>
    <style:style style:name="T23" style:family="text">
      <style:text-properties style:font-name="UnifontExMono1" officeooo:rsid="0023994a" style:font-name-asian="UnifontExMono" style:font-name-complex="UnifontExMono"/>
    </style:style>
    <style:style style:name="T24" style:family="text">
      <style:text-properties style:font-name="UnifontExMono1" officeooo:rsid="002559d2" style:font-name-asian="UnifontExMono" style:font-name-complex="UnifontExMono"/>
    </style:style>
    <style:style style:name="T25" style:family="text">
      <style:text-properties style:font-name="UnifontExMono1" officeooo:rsid="002674e1" style:font-name-asian="UnifontExMono" style:font-name-complex="UnifontExMono"/>
    </style:style>
    <style:style style:name="T26" style:family="text">
      <style:text-properties style:font-name="UnifontExMono1" officeooo:rsid="00285b8b" style:font-name-asian="UnifontExMono" style:font-name-complex="UnifontExMono"/>
    </style:style>
    <style:style style:name="T27" style:family="text">
      <style:text-properties style:font-name="UnifontExMono1" officeooo:rsid="002984ef" style:font-name-asian="UnifontExMono" style:font-name-complex="UnifontExMono"/>
    </style:style>
    <style:style style:name="T28" style:family="text">
      <style:text-properties style:font-name="UnifontExMono1" officeooo:rsid="0029d8a7" style:font-name-asian="UnifontExMono" style:font-name-complex="UnifontExMono"/>
    </style:style>
    <style:style style:name="T29" style:family="text">
      <style:text-properties style:font-name="UnifontExMono1" officeooo:rsid="002ac190" style:font-name-asian="UnifontExMono" style:font-name-complex="UnifontExMono"/>
    </style:style>
    <style:style style:name="T30" style:family="text">
      <style:text-properties style:font-name="UnifontExMono1" officeooo:rsid="002fccc5" style:font-name-asian="UnifontExMono" style:font-name-complex="UnifontExMono"/>
    </style:style>
    <style:style style:name="T31" style:family="text">
      <style:text-properties style:font-name="UnifontExMono1" officeooo:rsid="00301693" style:font-name-asian="UnifontExMono" style:font-name-complex="UnifontExMono"/>
    </style:style>
    <style:style style:name="T32" style:family="text">
      <style:text-properties style:font-name="UnifontExMono1" officeooo:rsid="0031d118" style:font-name-asian="UnifontExMono" style:font-name-complex="UnifontExMono"/>
    </style:style>
    <style:style style:name="T33" style:family="text">
      <style:text-properties style:font-name="UnifontExMono1" officeooo:rsid="0032d1af" style:font-name-asian="UnifontExMono" style:font-name-complex="UnifontExMono"/>
    </style:style>
    <style:style style:name="T34" style:family="text">
      <style:text-properties style:font-name="UnifontExMono1" officeooo:rsid="0035b44b" style:font-name-asian="UnifontExMono" style:font-name-complex="UnifontExMono"/>
    </style:style>
    <style:style style:name="T35" style:family="text">
      <style:text-properties style:font-name="UnifontExMono1" officeooo:rsid="0037222e" style:font-name-asian="UnifontExMono" style:font-name-complex="UnifontExMono"/>
    </style:style>
    <style:style style:name="T36" style:family="text">
      <style:text-properties style:font-name="UnifontExMono1" officeooo:rsid="004161bd" style:font-name-asian="UnifontExMono" style:font-name-complex="UnifontExMono"/>
    </style:style>
    <style:style style:name="T37" style:family="text">
      <style:text-properties style:font-name="UnifontExMono1" officeooo:rsid="004467b8" style:font-name-asian="UnifontExMono" style:font-name-complex="UnifontExMono"/>
    </style:style>
    <style:style style:name="T38" style:family="text">
      <style:text-properties style:font-name="UnifontExMono1" officeooo:rsid="00435b06" style:font-name-asian="UnifontExMono" style:font-name-complex="UnifontExMono"/>
    </style:style>
    <style:style style:name="T39" style:family="text">
      <style:text-properties style:font-name="UnifontExMono1" officeooo:rsid="0048627e" style:font-name-asian="UnifontExMono" style:font-name-complex="UnifontExMono"/>
    </style:style>
    <style:style style:name="T40" style:family="text">
      <style:text-properties style:font-name="UnifontExMono1" officeooo:rsid="004bf486" style:font-name-asian="UnifontExMono" style:font-name-complex="UnifontExMono"/>
    </style:style>
    <style:style style:name="T41" style:family="text">
      <style:text-properties style:font-name="UnifontExMono1" officeooo:rsid="004c2e9c" style:font-name-asian="UnifontExMono" style:font-name-complex="UnifontExMono"/>
    </style:style>
    <style:style style:name="T42" style:family="text">
      <style:text-properties style:font-name="UnifontExMono1" officeooo:rsid="004cf8c3" style:font-name-asian="UnifontExMono" style:font-name-complex="UnifontExMono"/>
    </style:style>
    <style:style style:name="T43" style:family="text">
      <style:text-properties style:font-name="UnifontExMono1" officeooo:rsid="00545510" style:font-name-asian="UnifontExMono" style:font-name-complex="UnifontExMono"/>
    </style:style>
    <style:style style:name="T44" style:family="text">
      <style:text-properties style:font-name="UnifontExMono1" officeooo:rsid="00525b08" style:font-name-asian="UnifontExMono" style:font-name-complex="UnifontExMono"/>
    </style:style>
    <style:style style:name="T45" style:family="text">
      <style:text-properties style:font-name="UnifontExMono1" officeooo:rsid="00554539" style:font-name-asian="UnifontExMono" style:font-name-complex="UnifontExMono"/>
    </style:style>
    <style:style style:name="T46" style:family="text">
      <style:text-properties style:font-name="UnifontExMono1" officeooo:rsid="001e8a5c"/>
    </style:style>
    <style:style style:name="T47" style:family="text">
      <style:text-properties style:font-name="UnifontExMono1" officeooo:rsid="0021f694"/>
    </style:style>
    <style:style style:name="T48" style:family="text">
      <style:text-properties style:font-name="UnifontExMono1" fo:font-weight="bold" style:font-weight-asian="bold" style:font-weight-complex="bold"/>
    </style:style>
    <style:style style:name="T49" style:family="text">
      <style:text-properties style:font-name="UnifontExMono1" fo:font-weight="normal" style:font-weight-asian="normal" style:font-weight-complex="normal"/>
    </style:style>
    <style:style style:name="T50" style:family="text">
      <style:text-properties style:font-name="UnifontExMono1" fo:font-weight="normal" style:font-name-asian="UnifontExMono" style:font-weight-asian="normal" style:font-name-complex="UnifontExMono" style:font-weight-complex="normal"/>
    </style:style>
    <style:style style:name="T51" style:family="text">
      <style:text-properties style:font-name="UnifontExMono1" fo:font-weight="normal" officeooo:rsid="002559d2" style:font-name-asian="UnifontExMono" style:font-weight-asian="normal" style:font-name-complex="UnifontExMono" style:font-weight-complex="normal"/>
    </style:style>
    <style:style style:name="T52" style:family="text">
      <style:text-properties style:font-name="UnifontExMono1" fo:font-weight="normal" officeooo:rsid="002c171d" style:font-name-asian="UnifontExMono" style:font-weight-asian="normal" style:font-name-complex="UnifontExMono" style:font-weight-complex="normal"/>
    </style:style>
    <style:style style:name="T53" style:family="text">
      <style:text-properties style:font-name="UnifontExMono1" fo:font-weight="normal" officeooo:rsid="002c63bd" style:font-name-asian="UnifontExMono" style:font-weight-asian="normal" style:font-name-complex="UnifontExMono" style:font-weight-complex="normal"/>
    </style:style>
    <style:style style:name="T54" style:family="text">
      <style:text-properties style:font-name="UnifontExMono1" fo:font-weight="normal" officeooo:rsid="002d5a55" style:font-name-asian="UnifontExMono" style:font-weight-asian="normal" style:font-name-complex="UnifontExMono" style:font-weight-complex="normal"/>
    </style:style>
    <style:style style:name="T55" style:family="text">
      <style:text-properties style:font-name="UnifontExMono1" fo:font-weight="normal" officeooo:rsid="003b55e2" style:font-name-asian="UnifontExMono" style:font-weight-asian="normal" style:font-name-complex="UnifontExMono" style:font-weight-complex="normal"/>
    </style:style>
    <style:style style:name="T56" style:family="text">
      <style:text-properties style:font-name="UnifontExMono1" fo:font-weight="normal" officeooo:rsid="003cec5a" style:font-name-asian="UnifontExMono" style:font-weight-asian="normal" style:font-name-complex="UnifontExMono" style:font-weight-complex="normal"/>
    </style:style>
    <style:style style:name="T57" style:family="text">
      <style:text-properties style:font-name="UnifontExMono1" fo:font-weight="normal" officeooo:rsid="0040199f" style:font-name-asian="UnifontExMono" style:font-weight-asian="normal" style:font-name-complex="UnifontExMono" style:font-weight-complex="normal"/>
    </style:style>
    <style:style style:name="T58" style:family="text">
      <style:text-properties style:font-name="UnifontExMono1" fo:font-weight="normal" officeooo:rsid="004acf5f" style:font-name-asian="UnifontExMono" style:font-weight-asian="normal" style:font-name-complex="UnifontExMono" style:font-weight-complex="normal"/>
    </style:style>
    <style:style style:name="T59" style:family="text">
      <style:text-properties style:font-name="UnifontExMono1" fo:font-weight="normal" officeooo:rsid="004cf8c3" style:font-name-asian="UnifontExMono" style:font-weight-asian="normal" style:font-name-complex="UnifontExMono" style:font-weight-complex="normal"/>
    </style:style>
    <style:style style:name="T60" style:family="text">
      <style:text-properties style:font-name="UnifontExMono1" fo:font-weight="normal" officeooo:rsid="004ec395" style:font-name-asian="UnifontExMono" style:font-weight-asian="normal" style:font-name-complex="UnifontExMono" style:font-weight-complex="normal"/>
    </style:style>
    <style:style style:name="T61" style:family="text">
      <style:text-properties style:font-name="UnifontExMono1" fo:font-weight="normal" officeooo:rsid="00507894" style:font-name-asian="UnifontExMono" style:font-weight-asian="normal" style:font-name-complex="UnifontExMono" style:font-weight-complex="normal"/>
    </style:style>
    <style:style style:name="T62" style:family="text">
      <style:text-properties style:font-name="UnifontExMono1" fo:font-weight="normal" officeooo:rsid="0050eb13" style:font-name-asian="UnifontExMono" style:font-weight-asian="normal" style:font-name-complex="UnifontExMono" style:font-weight-complex="normal"/>
    </style:style>
    <style:style style:name="T63" style:family="text">
      <style:text-properties style:font-name="UnifontExMono1" fo:font-weight="normal" officeooo:rsid="00516b85" style:font-name-asian="UnifontExMono" style:font-weight-asian="normal" style:font-name-complex="UnifontExMono" style:font-weight-complex="normal"/>
    </style:style>
    <style:style style:name="T64" style:family="text">
      <style:text-properties style:font-name="UnifontExMono1" fo:font-weight="normal" officeooo:rsid="00545510" style:font-name-asian="UnifontExMono" style:font-weight-asian="normal" style:font-name-complex="UnifontExMono" style:font-weight-complex="normal"/>
    </style:style>
    <style:style style:name="T65" style:family="text">
      <style:text-properties style:font-name="UnifontExMono1" fo:font-weight="normal" officeooo:rsid="0055fe60" style:font-name-asian="UnifontExMono" style:font-weight-asian="normal" style:font-name-complex="UnifontExMono" style:font-weight-complex="normal"/>
    </style:style>
    <style:style style:name="T66" style:family="text">
      <style:text-properties style:font-name="UnifontExMono1" fo:font-weight="normal" officeooo:rsid="00569048" style:font-name-asian="UnifontExMono" style:font-weight-asian="normal" style:font-name-complex="UnifontExMono" style:font-weight-complex="normal"/>
    </style:style>
    <style:style style:name="T67" style:family="text">
      <style:text-properties style:font-name="UnifontExMono1" fo:font-weight="normal" officeooo:rsid="0057c5a3" style:font-name-asian="UnifontExMono" style:font-weight-asian="normal" style:font-name-complex="UnifontExMono" style:font-weight-complex="normal"/>
    </style:style>
    <style:style style:name="T68" style:family="text">
      <style:text-properties style:font-name="UnifontExMono1" fo:font-weight="normal" officeooo:rsid="0059601e" style:font-name-asian="UnifontExMono" style:font-weight-asian="normal" style:font-name-complex="UnifontExMono" style:font-weight-complex="normal"/>
    </style:style>
    <style:style style:name="T69" style:family="text">
      <style:text-properties style:font-name-asian="UnifontExMono" style:font-name-complex="UnifontExMono"/>
    </style:style>
    <style:style style:name="T70" style:family="text">
      <style:text-properties officeooo:rsid="001c914e" style:font-name-asian="UnifontExMono" style:font-name-complex="UnifontExMono"/>
    </style:style>
    <style:style style:name="T71" style:family="text">
      <style:text-properties officeooo:rsid="0020d1b1" style:font-name-asian="UnifontExMono" style:font-name-complex="UnifontExMono"/>
    </style:style>
    <style:style style:name="T72" style:family="text">
      <style:text-properties officeooo:rsid="00285b8b" style:font-name-asian="UnifontExMono" style:font-name-complex="UnifontExMono"/>
    </style:style>
    <style:style style:name="T73" style:family="text">
      <style:text-properties officeooo:rsid="002ac190" style:font-name-asian="UnifontExMono" style:font-name-complex="UnifontExMono"/>
    </style:style>
    <style:style style:name="T74" style:family="text">
      <style:text-properties officeooo:rsid="0032d1af" style:font-name-asian="UnifontExMono" style:font-name-complex="UnifontExMono"/>
    </style:style>
    <style:style style:name="T75" style:family="text">
      <style:text-properties officeooo:rsid="0033c878" style:font-name-asian="UnifontExMono" style:font-name-complex="UnifontExMono"/>
    </style:style>
    <style:style style:name="T76" style:family="text">
      <style:text-properties officeooo:rsid="0033e282" style:font-name-asian="UnifontExMono" style:font-name-complex="UnifontExMono"/>
    </style:style>
    <style:style style:name="T77" style:family="text">
      <style:text-properties officeooo:rsid="0035b44b" style:font-name-asian="UnifontExMono" style:font-name-complex="UnifontExMono"/>
    </style:style>
    <style:style style:name="T78" style:family="text">
      <style:text-properties officeooo:rsid="0042127e" style:font-name-asian="UnifontExMono" style:font-name-complex="UnifontExMono"/>
    </style:style>
    <style:style style:name="T79" style:family="text">
      <style:text-properties officeooo:rsid="0042313c" style:font-name-asian="UnifontExMono" style:font-name-complex="UnifontExMono"/>
    </style:style>
    <style:style style:name="T80" style:family="text">
      <style:text-properties officeooo:rsid="0048627e" style:font-name-asian="UnifontExMono" style:font-name-complex="UnifontExMono"/>
    </style:style>
    <style:style style:name="T81" style:family="text">
      <style:text-properties officeooo:rsid="00507894" style:font-name-asian="UnifontExMono" style:font-name-complex="UnifontExMono"/>
    </style:style>
    <style:style style:name="T82" style:family="text">
      <style:text-properties officeooo:rsid="005135b9" style:font-name-asian="UnifontExMono" style:font-name-complex="UnifontExMono"/>
    </style:style>
    <style:style style:name="T83" style:family="text">
      <style:text-properties officeooo:rsid="00554539" style:font-name-asian="UnifontExMono" style:font-name-complex="UnifontExMono"/>
    </style:style>
    <style:style style:name="T84" style:family="text">
      <style:text-properties officeooo:rsid="00285b8b"/>
    </style:style>
    <style:style style:name="T85" style:family="text">
      <style:text-properties officeooo:rsid="0032d1af"/>
    </style:style>
    <style:style style:name="T86" style:family="text">
      <style:text-properties fo:font-weight="bold" style:font-weight-asian="bold" style:font-weight-complex="bold"/>
    </style:style>
    <style:style style:name="T87" style:family="text">
      <style:text-properties fo:font-weight="bold" officeooo:rsid="0035b44b" style:font-weight-asian="bold" style:font-weight-complex="bold"/>
    </style:style>
    <style:style style:name="T88" style:family="text">
      <style:text-properties fo:font-style="normal" fo:font-weight="bold" officeooo:rsid="0035b44b" style:font-style-asian="normal" style:font-weight-asian="bold" style:font-style-complex="normal" style:font-weight-complex="bold"/>
    </style:style>
    <style:style style:name="T89" style:family="text">
      <style:text-properties officeooo:rsid="005545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Strong_20_Emphasis"><text:span text:style-name="T15">Wixen’s Ordinary Magic and Basic Aptitude Test:</text:span></text:span></text:p>
      <text:p text:style-name="P43"><text:span text:style-name="Strong_20_Emphasis"><text:span text:style-name="T14">GRADE 1</text:span></text:span></text:p>
      <text:p text:style-name="P43"><text:span text:style-name="Strong_20_Emphasis"><text:span text:style-name="T14">PART ONE</text:span></text:span><text:span text:style-name="T14"><text:line-break/></text:span><text:span text:style-name="Strong_20_Emphasis"><text:span text:style-name="T14">Magical Law</text:span></text:span><text:span text:style-name="T14"><text:line-break/>(Points available: 36 out of a possible 100)</text:span></text:p>
      <text:p text:style-name="P43"><text:span text:style-name="Emphasis"><text:span text:style-name="T14">RESOURCES FOR THIS SECTION:</text:span></text:span><text:span text:style-name="T14"><text:line-break/></text:span><text:span text:style-name="Emphasis"><text:span text:style-name="T14">Ministry of Magic departments</text:span></text:span><text:span text:style-name="T14"><text:line-break/></text:span><text:span text:style-name="Emphasis"><text:span text:style-name="T14">Wizengamot</text:span></text:span><text:span text:style-name="T14"><text:line-break/></text:span><text:span text:style-name="Emphasis"><text:span text:style-name="T14">MoM - Rules and Regulations</text:span></text:span></text:p>
      <text:p text:style-name="P34">Which Ministry of Magic department(s) and/or committee(s) would you contact to resolve each of the following dilemmas? (Questions 1-5)</text:p>
      <text:p text:style-name="P43"><text:span text:style-name="Strong_20_Emphasis"><text:span text:style-name="T14">1. Your neighbour is concealing a stash of flying carpets, some of which he is allowing to fly loose around his back garden. </text:span></text:span><text:span text:style-name="T14"><text:line-break/></text:span><text:span text:style-name="T17">Ⓐ</text:span><text:span text:style-name="T14"> Wizengamot<text:line-break/></text:span><text:span text:style-name="T17">Ⓑ</text:span><text:span text:style-name="T14"> Department of International Magical Cooperation<text:line-break/></text:span><text:span text:style-name="T17">🅒</text:span><text:span text:style-name="T14"> Misuse of Muggle Artifacts Office<text:line-break/></text:span><text:span text:style-name="T17">Ⓓ</text:span><text:span text:style-name="T14"> Obliviators<text:line-break/></text:span><text:span text:style-name="T17">Ⓔ</text:span><text:span text:style-name="T14"> All of the Above<text:line-break/></text:span><text:span text:style-name="T17">Ⓕ</text:span><text:span text:style-name="T14"> None of the Above</text:span></text:p>
      <text:p text:style-name="P30"><text:span text:style-name="Strong_20_Emphasis"><text:span text:style-name="T14">2. Your friend C possesses a Muggle Penny Farthing (old bicycle) that has been enchanted to skim an inch above the ground, achieving speeds of over 100mph. C did not personally enchant the Penny Farthing, never rides it and merely wishes to keep it 'for sentimental reasons' as it was her grandmother's.</text:span></text:span><text:span text:style-name="T14"><text:line-break/></text:span><text:span text:style-name="T17">Ⓐ</text:span><text:span text:style-name="T14"> Department of Magical Transport<text:line-break/></text:span><text:span text:style-name="T17">Ⓑ</text:span><text:span text:style-name="T14"> Improper Use of Magic Office<text:line-break/></text:span><text:span text:style-name="T17">Ⓒ</text:span><text:span text:style-name="T14"> Obliviators<text:line-break/></text:span><text:span text:style-name="T17">Ⓓ</text:span><text:span text:style-name="T14"> Misuse of Muggle Artefacts Office<text:line-break/></text:span><text:span text:style-name="T17">Ⓔ</text:span><text:span text:style-name="T14"> Committee on Experimental Charms<text:line-break/></text:span><text:span text:style-name="T17">🅕</text:span><text:span text:style-name="T14"> None of the above</text:span></text:p>
      <text:p text:style-name="P21"/>
      <text:p text:style-name="P30"><text:span text:style-name="Strong_20_Emphasis"><text:span text:style-name="T14">3. Your sixteen year old nephew, D, has hexed his seventeen-year-old sister, E. E has retaliated with a Stunning Spell that missed D and hit a Muggle motorist, who smashed into a lamppost.</text:span></text:span><text:span text:style-name="T14"><text:line-break/></text:span><text:span text:style-name="T18">Ⓐ</text:span><text:span text:style-name="T14"> Department of Magical Accidents &amp; Catastrophes</text:span></text:p>
      <text:p text:style-name="P21"><text:s/><text:line-break/><text:span text:style-name="T70">Ⓑ</text:span> Department of Magical Accidents &amp; Catastrophes and Obliviator Squad</text:p>
      <text:p text:style-name="P21"><text:line-break/><text:span text:style-name="T70">Ⓒ</text:span> Department of Magical Accidents &amp; Catastrophes, Obliviator Squad and Improper Use of Magic Office</text:p>
      <text:p text:style-name="P21"><text:line-break/><text:span text:style-name="T70">🅓</text:span> Department of Magical Accidents &amp; Catastrophes, Obliviator Squad, Improper Use of Magic Office and Wizengamot</text:p>
      <text:p text:style-name="P21"/>
      <text:p text:style-name="P30"><text:span text:style-name="Strong_20_Emphasis"><text:span text:style-name="T14"/></text:span></text:p>
      <text:p text:style-name="P30"><text:span text:style-name="Strong_20_Emphasis"><text:span text:style-name="T46"><text:tab/><text:tab/><text:tab/><text:tab/><text:tab/><text:tab/><text:tab/><text:tab/><text:tab/>Continued on Next Page </text:span></text:span><text:span text:style-name="Strong_20_Emphasis"><text:span text:style-name="T19">🡆</text:span></text:span></text:p>
      <text:p text:style-name="P30"><text:soft-page-break/><text:span text:style-name="Strong_20_Emphasis"><text:span text:style-name="T14">5. Witch F fed love potion to a Muggle man, who has married her. When you went around with a wedding gift you discovered that she is using him as an occasional table.</text:span></text:span><text:span text:style-name="T14"><text:line-break/></text:span><text:span text:style-name="T20">Ⓐ</text:span><text:span text:style-name="T14"> Auror office<text:line-break/></text:span><text:span text:style-name="T20">Ⓑ</text:span><text:span text:style-name="T14"> Misuse of Magic Office<text:line-break/></text:span><text:span text:style-name="T20">Ⓒ</text:span><text:span text:style-name="T14"> Obliviators<text:line-break/></text:span><text:span text:style-name="T20">Ⓓ</text:span><text:span text:style-name="T14"> Wizengamot<text:line-break/></text:span><text:span text:style-name="T20">🅔</text:span><text:span text:style-name="T14"> All of the above<text:line-break/></text:span><text:span text:style-name="T20">Ⓕ</text:span><text:span text:style-name="T14"> None of the above</text:span></text:p>
      <text:p text:style-name="P21"/>
      <text:p text:style-name="P30"><text:span text:style-name="Strong_20_Emphasis"><text:span text:style-name="T14">6. Which of the following should be most SEVERELY punished by the Wizengamot?</text:span></text:span><text:span text:style-name="T14"><text:line-break/></text:span><text:span text:style-name="T20">Ⓐ</text:span><text:span text:style-name="T14"> The injury of three Muggles due to a poorly performed Forgetfulness Charm<text:line-break/></text:span><text:span text:style-name="T20">Ⓑ</text:span><text:span text:style-name="T14"> The death of a chicken due to a poorly aimed Bat-Bogey Hex<text:line-break/></text:span><text:span text:style-name="T20">Ⓒ</text:span><text:span text:style-name="T14"> The use of the Cruciatus curse on a shark about to attack a Muggle<text:line-break/></text:span><text:span text:style-name="T20">🅓</text:span><text:span text:style-name="T14"> The use of the Imperious curse on a Muggle mugger</text:span></text:p>
      <text:p text:style-name="P21"/>
      <text:p text:style-name="P30"><text:span text:style-name="Strong_20_Emphasis"><text:span text:style-name="T14">7. Which of the following should receive the LIGHTEST punishment from the Wizengamot?</text:span></text:span><text:span text:style-name="T14"><text:line-break/></text:span><text:span text:style-name="T20">🅐</text:span><text:span text:style-name="T14"> Horns created accidentally on a culprit's mother, caused by broken wand<text:line-break/></text:span><text:span text:style-name="T20">Ⓑ</text:span><text:span text:style-name="T14"> Jellylegs Jinx performed on threatening Muggle<text:line-break/></text:span><text:span text:style-name="T20">Ⓒ</text:span><text:span text:style-name="T14"> Breeding fanged Puffskeins<text:line-break/></text:span><text:span text:style-name="T20">Ⓓ</text:span><text:span text:style-name="T14"> Underage witch performs Cleaning Charms in privacy of own home</text:span></text:p>
      <text:p text:style-name="P21"/>
      <text:p text:style-name="P30"><text:span text:style-name="Strong_20_Emphasis"><text:span text:style-name="T14">8. Which of the following does NOT require a Ministry of Magic license? </text:span></text:span><text:span text:style-name="T14"><text:line-break/></text:span><text:span text:style-name="T20">Ⓐ</text:span><text:span text:style-name="T14"> Crup ownership<text:line-break/></text:span><text:span text:style-name="T21">Ⓑ</text:span><text:span text:style-name="T14"> Sale of magical artefacts<text:line-break/></text:span><text:span text:style-name="T21">🅒</text:span><text:span text:style-name="T14"> House-elf ownership<text:line-break/></text:span><text:span text:style-name="T21">Ⓓ</text:span><text:span text:style-name="T14"> Apparition</text:span></text:p>
      <text:p text:style-name="P21"/>
      <text:p text:style-name="P30"><text:span text:style-name="Strong_20_Emphasis"><text:span text:style-name="T14">9. Which of the following wizarding laws, in your view, stands in most urgent need of change?</text:span></text:span></text:p>
      <text:p text:style-name="P21"><text:line-break/><text:span text:style-name="T71">Ⓐ</text:span> The detection of underage magic in all-magic households (currently impossible)</text:p>
      <text:p text:style-name="P21"><text:line-break/><text:span text:style-name="T71">🅑</text:span> The ban on goblin possession of wands (ought to be lifted)</text:p>
      <text:p text:style-name="P21"/>
      <text:p text:style-name="P21"><text:span text:style-name="T71">Ⓒ</text:span> The re-classification of centaurs and merpeople (ought to take their views into account)</text:p>
      <text:p text:style-name="P21"/>
      <text:p text:style-name="P21"><text:span text:style-name="T71">Ⓓ</text:span> The guidelines on house-elf welfare (need to be enforced)</text:p>
      <text:p text:style-name="P21"/>
      <text:p text:style-name="P21"><text:span text:style-name="T71">Ⓔ</text:span> Definitions of 'Muggle-baiting' (needs to be made less stringent) </text:p>
      <text:p text:style-name="P21"/>
      <text:p text:style-name="P10"/>
      <text:p text:style-name="P10"/>
      <text:p text:style-name="P10"/>
      <text:p text:style-name="P10"/>
      <text:p text:style-name="P10"/>
      <text:p text:style-name="P10"/>
      <text:p text:style-name="P10"/>
      <text:p text:style-name="P10"/>
      <text:p text:style-name="P22"><text:span text:style-name="T14"><text:tab/><text:tab/><text:tab/><text:tab/><text:tab/><text:tab/><text:tab/><text:tab/><text:tab/>Continued on Next Page </text:span><text:span text:style-name="Strong_20_Emphasis"><text:span text:style-name="T19">🡆</text:span></text:span></text:p>
      <text:p text:style-name="P35"><text:soft-page-break/><text:span text:style-name="Strong_20_Emphasis"><text:span text:style-name="T19">PART TWO<text:line-break/>Magical Transport<text:line-break/>(Points available: 28 out of a possible 100)</text:span></text:span></text:p>
      <text:p text:style-name="P43"><text:span text:style-name="Emphasis"><text:span text:style-name="T14">RESOURCES FOR THIS SECTION:<text:line-break/>MoM - Department of Magical Transportation<text:line-break/>MoM - Rules and Regulations</text:span></text:span></text:p>
      <text:p text:style-name="P43"><text:span text:style-name="Strong_20_Emphasis"><text:span text:style-name="T14">10. Which mode of transportation would you advise for a young mother traveling with one-year-old twins with a low boredom threshold, her grandmother, who suffers from severe motion sickness, and her husband, who has never mastered the three 'D's?</text:span></text:span><text:span text:style-name="T14"><text:line-break/></text:span><text:span text:style-name="T21">Ⓐ</text:span><text:span text:style-name="T14"> Apparition<text:line-break/></text:span><text:span text:style-name="T21">Ⓑ</text:span><text:span text:style-name="T14"> Broomsticks<text:line-break/></text:span><text:span text:style-name="T21">🅒</text:span><text:span text:style-name="T14"> Floo Powder<text:line-break/></text:span><text:span text:style-name="T21">Ⓓ</text:span><text:span text:style-name="T14"> Knight Bus<text:line-break/></text:span><text:span text:style-name="T21">Ⓔ</text:span><text:span text:style-name="T14"> Portkey</text:span></text:p>
      <text:p text:style-name="P43"><text:span text:style-name="Strong_20_Emphasis"><text:span text:style-name="T14">11. Which of the following unorthodox means of transportation is considered the most serious breach of the International Statu</text:span></text:span><text:span text:style-name="Strong_20_Emphasis"><text:span text:style-name="T47">t</text:span></text:span><text:span text:style-name="Strong_20_Emphasis"><text:span text:style-name="T14">e of Secrecy?</text:span></text:span><text:span text:style-name="T14"><text:line-break/></text:span><text:span text:style-name="T22">Ⓐ</text:span><text:span text:style-name="T14"> Thestrals<text:line-break/></text:span><text:span text:style-name="T22">Ⓑ</text:span><text:span text:style-name="T14"> Abraxan horse-drawn giant carriage<text:line-break/></text:span><text:span text:style-name="T22">Ⓒ</text:span><text:span text:style-name="T14"> Hippogriff<text:line-break/></text:span><text:span text:style-name="T22">🅓</text:span><text:span text:style-name="T14"> Flying Muggle vehicle (eg, car, motorcycle)<text:line-break/></text:span><text:span text:style-name="T22">Ⓔ</text:span><text:span text:style-name="T14"> Underwater ship</text:span></text:p>
      <text:p text:style-name="P43"><text:span text:style-name="Strong_20_Emphasis"><text:span text:style-name="T14">Which mode(s) of transportation could you use to reach/enter each of the following wizarding institutions? (Questions 12 - 16)</text:span></text:span></text:p>
      <text:p text:style-name="P43"><text:span text:style-name="Strong_20_Emphasis"><text:span text:style-name="T14">12. </text:span></text:span><text:span text:style-name="T14">Azkaban<text:line-break/></text:span><text:span text:style-name="T23">Ⓐ</text:span><text:span text:style-name="T14"> Brooms<text:line-break/></text:span><text:span text:style-name="T23">🅑</text:span><text:span text:style-name="T14"> Brooms/Floo Powder<text:line-break/></text:span><text:span text:style-name="T23">Ⓒ</text:span><text:span text:style-name="T14"> Brooms/Knight Bus<text:line-break/></text:span><text:span text:style-name="T23">Ⓓ</text:span><text:span text:style-name="T14"> Brooms/Floo powder/Knight Bus<text:line-break/></text:span><text:span text:style-name="T23">Ⓔ</text:span><text:span text:style-name="T14"> Brooms/Floo powder/Knight Bus/Apparition</text:span></text:p>
      <text:p text:style-name="P43"><text:span text:style-name="Strong_20_Emphasis"><text:span text:style-name="T14">13. </text:span></text:span><text:span text:style-name="T14">Gringotts<text:line-break/></text:span><text:span text:style-name="T24">Ⓐ</text:span><text:span text:style-name="T14"> Brooms<text:line-break/></text:span><text:span text:style-name="T24">Ⓑ</text:span><text:span text:style-name="T14"> Brooms/Floo Powder<text:line-break/></text:span><text:span text:style-name="T24">Ⓒ</text:span><text:span text:style-name="T14"> Brooms/Knight Bus<text:line-break/></text:span><text:span text:style-name="T24">Ⓓ</text:span><text:span text:style-name="T14"> Brooms/Floo powder/Knight Bus<text:line-break/></text:span><text:span text:style-name="T24">🅔</text:span><text:span text:style-name="T14"> Brooms/Floo powder/Knight Bus/Apparition </text:span></text:p>
      <text:p text:style-name="P43"><text:span text:style-name="Strong_20_Emphasis"><text:span text:style-name="T14">14. </text:span></text:span><text:span text:style-name="T14">Hogwarts<text:line-break/></text:span><text:span text:style-name="T24">Ⓐ</text:span><text:span text:style-name="T14"> Brooms<text:line-break/></text:span><text:span text:style-name="T24">Ⓑ</text:span><text:span text:style-name="T14"> Brooms/Floo Powder<text:line-break/></text:span><text:span text:style-name="T24">Ⓒ</text:span><text:span text:style-name="T14"> Brooms/Knight Bus<text:line-break/></text:span><text:span text:style-name="T24">Ⓓ</text:span><text:span text:style-name="T14"> Brooms/Floo powder/Knight Bus<text:line-break/></text:span><text:span text:style-name="T24">🅔</text:span><text:span text:style-name="T14"> Brooms/Floo powder/Knight Bus/Apparition </text:span></text:p>
      <text:p text:style-name="P22"><text:span text:style-name="Strong_20_Emphasis"><text:span text:style-name="T24"><text:tab/><text:tab/><text:tab/><text:tab/><text:tab/><text:tab/><text:tab/><text:tab/><text:tab/>Continued on Next Page 🡆</text:span></text:span></text:p>
      <text:p text:style-name="P23"><text:soft-page-break/><text:span text:style-name="Strong_20_Emphasis"><text:span text:style-name="T48">15.</text:span></text:span><text:span text:style-name="Strong_20_Emphasis"><text:span text:style-name="T49"> </text:span></text:span><text:span text:style-name="T49">Ministry of Magic</text:span></text:p>
      <text:p text:style-name="P2"><text:span text:style-name="T3">Ⓐ</text:span><text:span text:style-name="T13"> Brooms<text:line-break/></text:span><text:span text:style-name="T3">Ⓑ</text:span><text:span text:style-name="T13"> Brooms/Floo Powder<text:line-break/></text:span><text:span text:style-name="T3">Ⓒ</text:span><text:span text:style-name="T13"> Brooms/Knight Bus<text:line-break/></text:span><text:span text:style-name="T3">Ⓓ</text:span><text:span text:style-name="T13"> Brooms/Floo powder/Knight Bus<text:line-break/></text:span><text:span text:style-name="T3">🅔</text:span><text:span text:style-name="T13"> Brooms/Floo powder/Knight Bus/Apparition </text:span></text:p>
      <text:p text:style-name="P2"><text:span text:style-name="T13"/></text:p>
      <text:p text:style-name="P23"><text:span text:style-name="Strong_20_Emphasis"><text:span text:style-name="T14">16. </text:span></text:span><text:span text:style-name="T49">St. Mungos<text:line-break/></text:span><text:span text:style-name="T51">Ⓐ</text:span><text:span text:style-name="T49"> Brooms<text:line-break/></text:span><text:span text:style-name="T51">Ⓑ</text:span><text:span text:style-name="T49"> Brooms/Floo Powder<text:line-break/></text:span><text:span text:style-name="T51">Ⓒ</text:span><text:span text:style-name="T49"> Brooms/Knight Bus<text:line-break/></text:span><text:span text:style-name="T51">Ⓓ</text:span><text:span text:style-name="T49"> Brooms/Floo powder/Knight Bus<text:line-break/></text:span><text:span text:style-name="T51">🅔</text:span><text:span text:style-name="T49"> Brooms/Floo powder/Knight Bus/Apparition</text:span></text:p>
      <text:p text:style-name="P2"><text:span text:style-name="T13"/></text:p>
      <text:p text:style-name="P36"><text:span text:style-name="Strong_20_Emphasis"><text:span text:style-name="T14">PART THREE</text:span></text:span><text:span text:style-name="T49"><text:line-break/></text:span><text:span text:style-name="Strong_20_Emphasis"><text:span text:style-name="T14">Everyday Magic</text:span></text:span><text:span text:style-name="T49"><text:line-break/>(Points available: 20 out of a possible 100)</text:span></text:p>
      <text:p text:style-name="P43"><text:span text:style-name="Emphasis"><text:span text:style-name="T14">RESOURCES FOR THIS SECTION:</text:span></text:span><text:span text:style-name="T14"><text:line-break/></text:span><text:span text:style-name="Emphasis"><text:span text:style-name="T14">Encyclopedia of Spells</text:span></text:span><text:span text:style-name="T14"><text:line-break/></text:span><text:span text:style-name="Emphasis"><text:span text:style-name="T14">Encyclopedia of Potions</text:span></text:span><text:span text:style-name="T14"><text:line-break/></text:span><text:span text:style-name="Emphasis"><text:span text:style-name="T14">Magical and Mundane Plants</text:span></text:span></text:p>
      <text:p text:style-name="P43"><text:span text:style-name="Strong_20_Emphasis"><text:span text:style-name="T14">17. Which of the following would, in your opinion, provide the best security for a convention of broomstick salesmen in a large, Firebolt-shaped marquee? </text:span></text:span><text:span text:style-name="T14"><text:line-break/></text:span><text:span text:style-name="T25">Ⓐ</text:span><text:span text:style-name="T14"> Fidelius Charm<text:line-break/></text:span><text:span text:style-name="T25">🅑</text:span><text:span text:style-name="T14"> Muggle-repelling Charm<text:line-break/></text:span><text:span text:style-name="T25">Ⓒ</text:span><text:span text:style-name="T14"> Confundus Charm<text:line-break/></text:span><text:span text:style-name="T25">Ⓓ</text:span><text:span text:style-name="T14"> Disillusionment Charm<text:line-break/></text:span><text:span text:style-name="T25">Ⓔ</text:span><text:span text:style-name="T14"> Unplottable marquee<text:line-break/></text:span><text:span text:style-name="T25">Ⓕ</text:span><text:span text:style-name="T14"> Forgetfulness Charm<text:line-break/></text:span><text:span text:style-name="T25">Ⓖ</text:span><text:span text:style-name="T14"> Giant three-headed dog</text:span></text:p>
      <text:p text:style-name="P43"><text:span text:style-name="Strong_20_Emphasis"><text:span text:style-name="T14">18. Which of the following should not be used in cooking?</text:span></text:span><text:span text:style-name="T14"><text:line-break/></text:span><text:span text:style-name="T25">Ⓐ</text:span><text:span text:style-name="T14"> Alihotsy leaves<text:line-break/></text:span><text:span text:style-name="T25">Ⓑ</text:span><text:span text:style-name="T14"> Bubotuber pus<text:line-break/></text:span><text:span text:style-name="T25">🅒</text:span><text:span text:style-name="T14"> Daisy roots<text:line-break/></text:span><text:span text:style-name="T25">Ⓓ</text:span><text:span text:style-name="T14"> Dragon Blood<text:line-break/></text:span><text:span text:style-name="T25">Ⓔ</text:span><text:span text:style-name="T14"> Mandrake Leaves<text:line-break/></text:span><text:span text:style-name="T25">Ⓕ</text:span><text:span text:style-name="T14"> Murtlap tentacles<text:line-break/></text:span><text:span text:style-name="T25">Ⓖ</text:span><text:span text:style-name="T14"> Shrake</text:span></text:p>
      <text:p text:style-name="P34"/>
      <text:p text:style-name="P34"/>
      <text:p text:style-name="P34"/>
      <text:p text:style-name="P34"/>
      <text:p text:style-name="P34"><text:span text:style-name="T84"><text:tab/><text:tab/><text:tab/><text:tab/><text:tab/><text:tab/><text:tab/><text:tab/><text:tab/>Continued on Next Page </text:span><text:span text:style-name="T72">🠲</text:span></text:p>
      <text:p text:style-name="P43"><text:soft-page-break/><text:span text:style-name="Strong_20_Emphasis"><text:span text:style-name="T26">19. Which of the following would most effectively clean up a spillage of wart cap powder?</text:span></text:span><text:span text:style-name="T26"><text:line-break/>Ⓐ Deletrius<text:line-break/>Ⓑ Diffindo<text:line-break/>Ⓒ Episkey<text:line-break/>Ⓒ Evanesco<text:line-break/>Ⓓ Scourgify<text:line-break/>🅔 Tergeo<text:line-break/>Ⓕ Mrs. Skower's All-Purpose Magical Mess Remover</text:span></text:p>
      <text:p text:style-name="P43"><text:span text:style-name="Strong_20_Emphasis"><text:span text:style-name="T14">20. A Doxy bite can be healed most quickly and safely using</text:span></text:span><text:span text:style-name="T14"><text:line-break/></text:span><text:span text:style-name="T27">Ⓐ </text:span><text:span text:style-name="T14">Bubotuber pus<text:line-break/></text:span><text:span text:style-name="T27">Ⓑ </text:span><text:span text:style-name="T14">Bundimun secretion<text:line-break/></text:span><text:span text:style-name="T27">🅒 </text:span><text:span text:style-name="T14">Dittany<text:line-break/></text:span><text:span text:style-name="T27">Ⓓ </text:span><text:span text:style-name="T14">Dr. Ubbly's Oblivious Unction<text:line-break/></text:span><text:span text:style-name="T27">Ⓔ </text:span><text:span text:style-name="T14">Murtlap essence<text:line-break/></text:span><text:span text:style-name="T27">Ⓕ </text:span><text:span text:style-name="T14">Reparo<text:line-break/></text:span><text:span text:style-name="T28">Ⓖ </text:span><text:span text:style-name="T14">Skele-Gro<text:line-break/></text:span><text:span text:style-name="T28">Ⓗ </text:span><text:span text:style-name="T14">Spellotape</text:span></text:p>
      <text:p text:style-name="P43"><text:span text:style-name="Strong_20_Emphasis"><text:span text:style-name="T14">21. Which of the following commonly held wizarding beliefs is actually true?</text:span></text:span><text:span text:style-name="T14"><text:line-break/></text:span><text:span text:style-name="T29">Ⓐ</text:span><text:span text:style-name="T14"> If an inanimate object appears to think for itself, Dark Magic has been involved in its creation</text:span></text:p>
      <text:p text:style-name="P34"><text:span text:style-name="T73">Ⓑ</text:span> The use of magic in front of a Muggle is prohibited unless the witch or wizard is under threat of personal injury</text:p>
      <text:p text:style-name="P34"><text:span text:style-name="T73">Ⓒ</text:span> Releasing a Portkey before it has arrived will result in death or serious injury</text:p>
      <text:p text:style-name="P34"><text:span text:style-name="T73">🅓</text:span> 'Finite Incantatem' should be used as a precaution when a Muggle rings the doorbell.</text:p>
      <text:p text:style-name="P34"><text:span text:style-name="T73">Ⓔ</text:span> Bad luck can be prevented by turning three times on the spot and deliberately Splinching one's thumbs. <text:s/></text:p>
      <text:p text:style-name="P11"><text:s/></text:p>
      <text:p text:style-name="P36"><text:span text:style-name="Strong_20_Emphasis"><text:span text:style-name="T14">PART FOUR</text:span></text:span><text:span text:style-name="T14"><text:line-break/></text:span><text:span text:style-name="Strong_20_Emphasis"><text:span text:style-name="T14">The Natural World</text:span></text:span><text:span text:style-name="T14"><text:line-break/>(Points available: 16 out of a possible 100)</text:span></text:p>
      <text:p text:style-name="P43"><text:span text:style-name="Emphasis"><text:span text:style-name="T14">RESOURCES FOR THIS SECTION:</text:span></text:span><text:span text:style-name="T14"><text:line-break/></text:span><text:span text:style-name="Emphasis"><text:span text:style-name="T14">Herbology</text:span></text:span><text:span text:style-name="T14"><text:line-break/></text:span><text:span text:style-name="Emphasis"><text:span text:style-name="T14">Bestiary</text:span></text:span></text:p>
      <text:p text:style-name="P2"/>
      <text:p text:style-name="P2"/>
      <text:p text:style-name="P2"/>
      <text:p text:style-name="P2"/>
      <text:p text:style-name="P2"/>
      <text:p text:style-name="P2"/>
      <text:p text:style-name="P3"><text:tab/><text:tab/><text:tab/><text:tab/><text:tab/><text:tab/><text:tab/><text:tab/> <text:s text:c="4"/><text:tab/>Continued on Next Page <text:span text:style-name="T69">🠲</text:span></text:p>
      <text:p text:style-name="P24"><text:soft-page-break/><text:span text:style-name="Strong_20_Emphasis"><text:span text:style-name="T16">22. </text:span></text:span><text:span text:style-name="Strong_20_Emphasis"><text:span text:style-name="T50">Which of the following small creatures would you CHOOSE to accompany you on a perilous journey?</text:span></text:span><text:span text:style-name="T50"><text:line-break/>Ⓐ</text:span><text:span text:style-name="T16"> </text:span><text:span text:style-name="T50">Augurey<text:line-break/>Ⓑ Crup<text:line-break/>Ⓒ Jarvey<text:line-break/>🅓 Kneazle<text:line-break/>Ⓔ Murtlap<text:line-break/>Ⓕ Niffler<text:line-break/>Ⓖ Runespoor</text:span></text:p>
      <text:p text:style-name="P3"><text:span text:style-name="T1"/></text:p>
      <text:p text:style-name="P24"><text:span text:style-name="Strong_20_Emphasis"><text:span text:style-name="T16">23. Which of the Following is NOT listed as a pest by the Pest Advisory Board?</text:span></text:span><text:span text:style-name="T50"><text:line-break/></text:span><text:span text:style-name="T52">Ⓐ </text:span><text:span text:style-name="T50">Bundimun<text:line-break/></text:span><text:span text:style-name="T52">Ⓑ </text:span><text:span text:style-name="T50">Chizpurfle<text:line-break/></text:span><text:span text:style-name="T52">Ⓒ </text:span><text:span text:style-name="T50">Doxy<text:line-break/></text:span><text:span text:style-name="T52">Ⓓ </text:span><text:span text:style-name="T50">Gnome<text:line-break/></text:span><text:span text:style-name="T52">🅔 </text:span><text:span text:style-name="T50">Horklump<text:line-break/></text:span><text:span text:style-name="T52">Ⓕ </text:span><text:span text:style-name="T50">Knarl<text:line-break/></text:span><text:span text:style-name="T52">Ⓖ </text:span><text:span text:style-name="T50">Pixie</text:span></text:p>
      <text:p text:style-name="P3"><text:span text:style-name="T1"/></text:p>
      <text:p text:style-name="P24"><text:span text:style-name="Strong_20_Emphasis"><text:span text:style-name="T16">24. A dog acting in a suspiciously un-canine manner is most likely to be</text:span></text:span><text:span text:style-name="T50"><text:line-break/></text:span><text:span text:style-name="T53">Ⓐ</text:span><text:span text:style-name="T50"> An Animagus<text:line-break/></text:span><text:span text:style-name="T53">Ⓑ</text:span><text:span text:style-name="T50"> A Boggart<text:line-break/></text:span><text:span text:style-name="T53">Ⓒ</text:span><text:span text:style-name="T50"> A Crup (or part Crup)<text:line-break/></text:span><text:span text:style-name="T53">Ⓓ</text:span><text:span text:style-name="T50"> A Grim<text:line-break/></text:span><text:span text:style-name="T53">Ⓔ</text:span><text:span text:style-name="T50"> Imperius-ed<text:line-break/></text:span><text:span text:style-name="T53">Ⓕ</text:span><text:span text:style-name="T50"> Magically Trained<text:line-break/></text:span><text:span text:style-name="T53">🅖</text:span><text:span text:style-name="T50"> A Patronus</text:span></text:p>
      <text:p text:style-name="P3"><text:span text:style-name="T1"/></text:p>
      <text:p text:style-name="P24"><text:span text:style-name="Strong_20_Emphasis"><text:span text:style-name="T16">25. Which of the following plants has NO curative, restorative or protective properties?</text:span></text:span><text:span text:style-name="T50"><text:line-break/></text:span><text:span text:style-name="T54">Ⓐ </text:span><text:span text:style-name="T50">Alihotsy shrub<text:line-break/></text:span><text:span text:style-name="T54">Ⓑ </text:span><text:span text:style-name="T50">Belladonna<text:line-break/></text:span><text:span text:style-name="T54">Ⓒ </text:span><text:span text:style-name="T50">Bubotuber<text:line-break/></text:span><text:span text:style-name="T54">Ⓓ </text:span><text:span text:style-name="T50">Snargaluff tree<text:line-break/></text:span><text:span text:style-name="T54">🅔</text:span><text:span text:style-name="T50"> Venomous Tentacula<text:line-break/></text:span><text:span text:style-name="T54">Ⓕ </text:span><text:span text:style-name="T50">Wolfsbane<text:line-break/></text:span><text:span text:style-name="T54">Ⓖ</text:span><text:span text:style-name="T50"> Whomping Willow</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12"><text:tab/><text:tab/><text:tab/><text:tab/><text:tab/><text:tab/><text:tab/><text:tab/><text:tab/><text:tab/><text:tab/><text:tab/>🛑 STOP</text:p>
      <text:p text:style-name="P3"><text:soft-page-break/><text:span text:style-name="T1"/></text:p>
      <text:p text:style-name="P37"><text:span text:style-name="Strong_20_Emphasis"><text:span text:style-name="T16">GRADE 2</text:span></text:span></text:p>
      <text:p text:style-name="P43"><text:span text:style-name="Strong_20_Emphasis"><text:span text:style-name="T14">PART ONE</text:span></text:span><text:span text:style-name="T14"><text:line-break/></text:span><text:span text:style-name="Strong_20_Emphasis"><text:span text:style-name="T14">Magical Beings</text:span></text:span><text:span text:style-name="T14"><text:line-break/>(Points available: 35 out of a possible 100)</text:span></text:p>
      <text:p text:style-name="P43"><text:span text:style-name="Emphasis"><text:span text:style-name="T14">RESOURCES FOR THIS SECTION:</text:span></text:span><text:span text:style-name="T14"><text:line-break/></text:span><text:span text:style-name="Emphasis"><text:span text:style-name="T14">Magical Beings (Non-Wizards)</text:span></text:span><text:span text:style-name="T14"><text:line-break/></text:span><text:span text:style-name="Emphasis"><text:span text:style-name="T14">House-elves</text:span></text:span></text:p>
      <text:p text:style-name="P43"><text:span text:style-name="Strong_20_Emphasis"><text:span text:style-name="T14">1. Which of the following statements is TRUE?</text:span></text:span><text:span text:style-name="T14"><text:line-break/></text:span><text:span text:style-name="T30">🅐</text:span><text:span text:style-name="T14"> Hags eat small children<text:line-break/></text:span><text:span text:style-name="T30">Ⓑ</text:span><text:span text:style-name="T14"> Inferi cannot speak<text:line-break/></text:span><text:span text:style-name="T30">Ⓒ</text:span><text:span text:style-name="T14"> Goblins fear sunlight<text:line-break/></text:span><text:span text:style-name="T30">Ⓓ</text:span><text:span text:style-name="T14"> There are no female centaurs<text:line-break/></text:span><text:span text:style-name="T30">Ⓔ</text:span><text:span text:style-name="T14"> Vampire bites are curable nowadays</text:span></text:p>
      <text:p text:style-name="P43"><text:span text:style-name="Strong_20_Emphasis"><text:span text:style-name="T14">2. Which of the following statements is FALSE?</text:span></text:span><text:span text:style-name="T14"><text:line-break/></text:span><text:span text:style-name="T30">Ⓐ</text:span><text:span text:style-name="T14"> Ghosts can cause movement of both liquid and gas<text:line-break/></text:span><text:span text:style-name="T30">Ⓑ</text:span><text:span text:style-name="T14"> Freshwater merpeople are less warlike than salt<text:line-break/></text:span><text:span text:style-name="T30">Ⓒ</text:span><text:span text:style-name="T14"> The werewolf's snout is shorter than that of the true wolf<text:line-break/></text:span><text:span text:style-name="T30">🅓</text:span><text:span text:style-name="T14"> There are no male Veela<text:line-break/></text:span><text:span text:style-name="T30">Ⓔ</text:span><text:span text:style-name="T14"> Hags have four toes on each foot</text:span></text:p>
      <text:p text:style-name="P43"><text:span text:style-name="Strong_20_Emphasis"><text:span text:style-name="T14">3. Which of the following are considered MOST dangerous by the Ministry of Magic?</text:span></text:span><text:span text:style-name="T14"><text:line-break/></text:span><text:span text:style-name="T31">Ⓐ</text:span><text:span text:style-name="T14"> Dementors<text:line-break/></text:span><text:span text:style-name="T31">Ⓑ</text:span><text:span text:style-name="T14"> Hags<text:line-break/></text:span><text:span text:style-name="T31">🅒</text:span><text:span text:style-name="T14"> Inferi<text:line-break/></text:span><text:span text:style-name="T31">Ⓓ</text:span><text:span text:style-name="T14"> Vampires<text:line-break/></text:span><text:span text:style-name="T31">Ⓔ</text:span><text:span text:style-name="T14"> Werewolves</text:span></text:p>
      <text:p text:style-name="P43"><text:span text:style-name="Strong_20_Emphasis"><text:span text:style-name="T14">4. Which of the following are considered AMORTAL (have never died, and can never die) by the Ministry of Magic?</text:span></text:span><text:span text:style-name="T14"><text:line-break/></text:span><text:span text:style-name="T32">Ⓐ</text:span><text:span text:style-name="T14"> Dementors<text:line-break/></text:span><text:span text:style-name="T32">Ⓑ</text:span><text:span text:style-name="T14"> Ghosts<text:line-break/></text:span><text:span text:style-name="T32">Ⓒ</text:span><text:span text:style-name="T14"> Inferi<text:line-break/></text:span><text:span text:style-name="T32">🅓</text:span><text:span text:style-name="T14"> Poltergeists<text:line-break/></text:span><text:span text:style-name="T32">Ⓔ</text:span><text:span text:style-name="T14"> Vampires</text:span></text:p>
      <text:p text:style-name="P43"><text:span text:style-name="Strong_20_Emphasis"><text:span text:style-name="T14">5. Which (still unresolved) issue do most historians believe triggered the infamous goblin rebellion of 1612?</text:span></text:span><text:span text:style-name="T14"><text:line-break/></text:span><text:span text:style-name="T33">Ⓐ</text:span><text:span text:style-name="T14"> Lack of goblin representation on the Wizengamot?<text:line-break/></text:span><text:span text:style-name="T33">Ⓑ</text:span><text:span text:style-name="T14"> Wizard attempts to enslave goblins and use as house-elves?<text:line-break/></text:span><text:span text:style-name="T33">🅒</text:span><text:span text:style-name="T14"> Wizard refusal to grant goblins the right to carry a wand?<text:line-break/></text:span><text:span text:style-name="T33">Ⓓ</text:span><text:span text:style-name="T14"> Attempt of wizards to regain control of Gringotts bank?<text:line-break/></text:span><text:span text:style-name="T33">Ⓔ</text:span><text:span text:style-name="T14"> Series of brutal goblin-slayings by wizard murderer Yardley Platt.</text:span></text:p>
      <text:p text:style-name="P34"><text:span text:style-name="T85"><text:tab/><text:tab/><text:tab/><text:tab/><text:tab/><text:tab/><text:tab/><text:tab/><text:tab/></text:span><text:span text:style-name="T86">𝐂𝐨𝐧𝐭𝐢𝐧𝐮𝐞𝐝 𝐨𝐧 𝐍𝐞𝐱𝐭 𝐏𝐚𝐠𝐞</text:span> <text:span text:style-name="T85"><text:s/></text:span><text:span text:style-name="T74">🠲</text:span><text:span text:style-name="T85"> </text:span></text:p>
      <text:p text:style-name="P43"><text:soft-page-break/><text:span text:style-name="Strong_20_Emphasis"><text:span text:style-name="T14">6. Which of the following statements on giants is TRUE?</text:span></text:span><text:span text:style-name="T14"><text:line-break/></text:span><text:span text:style-name="T33">Ⓐ</text:span><text:span text:style-name="T14"> Giant clans are matriarchal (females in charge)<text:line-break/></text:span><text:span text:style-name="T33">Ⓑ</text:span><text:span text:style-name="T14"> Female giants are usually larger than males<text:line-break/></text:span><text:span text:style-name="T33">Ⓒ</text:span><text:span text:style-name="T14"> Giants' eyesight is very poor compared with that of humans<text:line-break/></text:span><text:span text:style-name="T33">Ⓓ</text:span><text:span text:style-name="T14"> Giants are nocturnal<text:line-break/></text:span><text:span text:style-name="T33">🅔</text:span><text:span text:style-name="T14"> Many giants are cannibals</text:span></text:p>
      <text:p text:style-name="P34"/>
      <text:p text:style-name="P43"><text:span text:style-name="Strong_20_Emphasis"><text:span text:style-name="T14">7. Which of the following statements on house-elves is FALSE?</text:span></text:span></text:p>
      <text:p text:style-name="P34"><text:span text:style-name="T75">🅐</text:span> House-elves have an average life-expectancy of 200 years</text:p>
      <text:p text:style-name="P34"><text:span text:style-name="T75">Ⓑ</text:span> A house-elf's allegiance is foremost to its house (rather than to the inhabitants of the house)</text:p>
      <text:p text:style-name="P34"><text:span text:style-name="T75">Ⓒ</text:span> House-elves cannot be ordered to kill themselves</text:p>
      <text:p text:style-name="P34"><text:span text:style-name="T75">Ⓓ</text:span> House-elf magic is sufficiently powerful to override wizards' enchantments</text:p>
      <text:p text:style-name="P34"><text:span text:style-name="T75">Ⓔ</text:span> House-elves breed infrequently and then only with their masters' permission </text:p>
      <text:p text:style-name="P43"><text:span text:style-name="Strong_20_Emphasis"><text:span text:style-name="T14">PART TWO</text:span></text:span><text:span text:style-name="T14"><text:line-break/></text:span><text:span text:style-name="Strong_20_Emphasis"><text:span text:style-name="T14">Wizarding Current Affairs</text:span></text:span><text:span text:style-name="T14"><text:line-break/>(Points available: 25 out of a possible 100)</text:span></text:p>
      <text:p text:style-name="P43"><text:span text:style-name="Emphasis"><text:span text:style-name="T14">RESOURCES FOR THIS SECTION:</text:span></text:span><text:span text:style-name="T14"><text:line-break/></text:span><text:span text:style-name="Emphasis"><text:span text:style-name="T14">MoM - Rules and Regulations</text:span></text:span><text:span text:style-name="T14"><text:line-break/></text:span><text:span text:style-name="Emphasis"><text:span text:style-name="T14">Wizengamot</text:span></text:span></text:p>
      <text:p text:style-name="P43"><text:span text:style-name="Strong_20_Emphasis"><text:span text:style-name="T14">8. In a recent Ministry of Magic poll, what was identified as the issue most concerning the wizarding community at the present time?</text:span></text:span></text:p>
      <text:p text:style-name="P34"><text:span text:style-name="T76">Ⓐ</text:span> Insufficient information given by the Ministry of Magic regarding the return of Lord Voldemort</text:p>
      <text:p text:style-name="P34"><text:span text:style-name="T76">🅑</text:span> Insufficient action taken by the Ministry of Magic to fight Lord Voldemort</text:p>
      <text:p text:style-name="P34"><text:span text:style-name="T76">Ⓒ</text:span> Inadequate Ministry of Magic resources devoted to the protection of the wizarding community</text:p>
      <text:p text:style-name="P34"><text:span text:style-name="T76">Ⓓ</text:span> Over-reaction of Ministry of Magic to the return of Lord Voldemort, which is the best thing that has happened to the wizarding community in many years</text:p>
      <text:p text:style-name="P43"><text:span text:style-name="Strong_20_Emphasis"><text:span text:style-name="T14">9. According to a recent article in the </text:span></text:span><text:span text:style-name="Emphasis"><text:span text:style-name="T14">Daily Prophet</text:span></text:span><text:span text:style-name="Strong_20_Emphasis"><text:span text:style-name="T14">, which subject at Hogwarts School of Witchcraft and Wizardry has been complained about by parents more than any other (over 100 year period)?</text:span></text:span></text:p>
      <text:p text:style-name="P34"><text:span text:style-name="T77">Ⓐ</text:span> Care of Magical Creatures<text:line-break/><text:span text:style-name="T77">🅑</text:span> Defence Against the Dark Arts<text:line-break/><text:span text:style-name="T77">Ⓒ</text:span> History of Magic<text:line-break/><text:span text:style-name="T77">Ⓓ</text:span> Muggle Studies </text:p>
      <text:p text:style-name="P34"><text:tab/><text:tab/><text:tab/><text:tab/><text:tab/><text:tab/><text:tab/><text:tab/><text:tab/><text:span text:style-name="T88">Continued on Next Page</text:span><text:span text:style-name="T87"> </text:span><text:span text:style-name="T4">🠲</text:span></text:p>
      <text:p text:style-name="P42"><text:soft-page-break/><text:span text:style-name="Strong_20_Emphasis"><text:span text:style-name="T34">10. What percentage of wizards and witches believe that Weather-Modifying Charms should be regulated due to their effect upon the environment? (Figures collected by the Committee for Experimental Charms)</text:span></text:span><text:span text:style-name="T34"><text:line-break/></text:span><text:span text:style-name="T35">Ⓐ</text:span><text:span text:style-name="T34"> 3%<text:line-break/></text:span><text:span text:style-name="T35">Ⓑ</text:span><text:span text:style-name="T34"> 33%<text:line-break/></text:span><text:span text:style-name="T35">🅒</text:span><text:span text:style-name="T34"> 53%<text:line-break/></text:span><text:span text:style-name="T35">Ⓓ</text:span><text:span text:style-name="T34"> 93%</text:span></text:p>
      <text:p text:style-name="P42"><text:span text:style-name="Strong_20_Emphasis"><text:span text:style-name="T34">11. Which health scare at St. Mungo's Hospital for Magical Maladies and Injuries has recently caused widespread panic? (Source: St. Mungo's Admissions Department)</text:span></text:span><text:span text:style-name="T34"><text:line-break/></text:span><text:span text:style-name="T35">Ⓐ</text:span><text:span text:style-name="T34"> Suspected brain damage due to the Imperius Curse<text:line-break/></text:span><text:span text:style-name="T35">Ⓑ</text:span><text:span text:style-name="T34"> Suspected death due to Thestral sightings<text:line-break/></text:span><text:span text:style-name="T35">🅒</text:span><text:span text:style-name="T34"> Spate of suspected werewolf bites<text:line-break/></text:span><text:span text:style-name="T35">Ⓓ</text:span><text:span text:style-name="T34"> Uncontrollable bleeding due to 'Nosebleed Nougat'</text:span></text:p>
      <text:p text:style-name="P42"><text:span text:style-name="Strong_20_Emphasis"><text:span text:style-name="T34">12. What change would 18% of wizards like to see to the requirements for membership of the Wizengamot? (source: Ministry of Magic poll)</text:span></text:span><text:span text:style-name="T34"><text:line-break/></text:span><text:span text:style-name="T35">Ⓐ</text:span><text:span text:style-name="T34"> Average age lowered from 87<text:line-break/></text:span><text:span text:style-name="T35">🅑</text:span><text:span text:style-name="T34"> Proof of pure-blood status<text:line-break/></text:span><text:span text:style-name="T35">Ⓒ</text:span><text:span text:style-name="T34"> Maximum of three years in post<text:line-break/></text:span><text:span text:style-name="T35">Ⓓ</text:span><text:span text:style-name="T34"> Goblin representation</text:span></text:p>
      <text:p text:style-name="P42"><text:span text:style-name="Strong_20_Emphasis"><text:span text:style-name="T34">-----------------------------------------------------------------------------------</text:span></text:span></text:p>
      <text:p text:style-name="P42"><text:span text:style-name="Strong_20_Emphasis"><text:span text:style-name="T34">PART THREE</text:span></text:span><text:span text:style-name="T34"><text:line-break/></text:span><text:span text:style-name="Strong_20_Emphasis"><text:span text:style-name="T34">Magical Objects</text:span></text:span><text:span text:style-name="T34"><text:line-break/>(Points available: 15 out of a possible 100)</text:span></text:p>
      <text:p text:style-name="P43"><text:span text:style-name="Emphasis"><text:span text:style-name="T14">RESOURCES FOR THIS SECTION:</text:span></text:span><text:span text:style-name="T14"><text:line-break/></text:span><text:span text:style-name="Emphasis"><text:span text:style-name="T14">Magical Items and Devices</text:span></text:span></text:p>
      <text:p text:style-name="P31"><text:s text:c="2"/></text:p>
      <text:p text:style-name="P34"/>
      <text:p text:style-name="P13"><text:s/></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14"><text:tab/><text:tab/><text:tab/><text:tab/><text:tab/><text:tab/><text:tab/><text:tab/><text:tab/></text:p>
      <text:p text:style-name="P14"><text:tab/><text:tab/><text:tab/><text:tab/><text:tab/><text:tab/><text:tab/><text:tab/><text:tab/></text:p>
      <text:p text:style-name="P14"><text:tab/><text:tab/><text:tab/><text:tab/><text:tab/><text:tab/><text:tab/><text:tab/><text:tab/>Continued on Next Page 🠲</text:p>
      <text:p text:style-name="P25"><text:soft-page-break/><text:span text:style-name="Strong_20_Emphasis"><text:span text:style-name="T16">13. Assuming that you already have a wand, which THREE of the following would you consider indispensable in case of trouble?</text:span></text:span><text:span text:style-name="T50"><text:line-break/>Ⓐ Anti-Muggle doorknob<text:line-break/>🅑 Broomstick<text:line-break/>Ⓒ Cauldron<text:line-break/>Ⓓ Crystal ball<text:line-break/>Ⓔ Extendable Ear<text:line-break/>Ⓕ Floo powder<text:line-break/>Ⓖ Foe-Glass<text:line-break/>Ⓗ Hand of Glory<text:line-break/>Ⓘ Invisibility Cloak<text:line-break/>Ⓙ Lunascope<text:line-break/>Ⓚ Omnioculars<text:line-break/>Ⓛ Parchment<text:line-break/>Ⓜ Pensieve<text:line-break/>Ⓝ Peruvian Instant Darkness Powder<text:line-break/>Ⓞ Potion-making kit<text:line-break/>Ⓟ Quick-Quotes Quill<text:line-break/>Ⓠ Remembrall<text:line-break/>Ⓡ Revealer<text:line-break/>Ⓢ Scales<text:line-break/>Ⓣ Secrecy Sensor<text:line-break/>🅤 Sneakoscope<text:line-break/>Ⓥ Telescope<text:line-break/>🅦 Time-Turner<text:line-break/>Ⓧ Two-way mirror<text:line-break/>Ⓨ Wizard's wireless</text:span></text:p>
      <text:p text:style-name="P4"><text:span text:style-name="T1"/></text:p>
      <text:p text:style-name="P38"><text:span text:style-name="Strong_20_Emphasis"><text:span text:style-name="T16">PART FOUR</text:span></text:span><text:span text:style-name="T50"><text:line-break/></text:span><text:span text:style-name="Strong_20_Emphasis"><text:span text:style-name="T16">Muggle Studies</text:span></text:span><text:span text:style-name="T50"><text:line-break/>(Points available: 25 out of a possible 100)</text:span></text:p>
      <text:p text:style-name="P43"><text:span text:style-name="Emphasis"><text:span text:style-name="T14">RESOURCES FOR THIS SECTION:</text:span></text:span><text:span text:style-name="T14"><text:line-break/></text:span><text:span text:style-name="Emphasis"><text:span text:style-name="T14">Essay: </text:span></text:span><text:a xlink:type="simple" xlink:href="https://www.hp-lexicon.org/2006/01/11/magic-genes-and-pure-blood/" text:style-name="Internet_20_link" text:visited-style-name="Visited_20_Internet_20_Link"><text:span text:style-name="Emphasis"><text:span text:style-name="T14">Magic, Genes, and Pure Blood</text:span></text:span></text:a><text:span text:style-name="T14"><text:line-break/></text:span><text:span text:style-name="Emphasis"><text:span text:style-name="T14">Blood Status</text:span></text:span></text:p>
      <text:p text:style-name="P25"><text:span text:style-name="Strong_20_Emphasis"><text:span text:style-name="T16">14. Which of the following is the ONLY magical invention whose effect has not yet been duplicated FULLY by Muggle ingenuity?</text:span></text:span><text:span text:style-name="T50"><text:line-break/></text:span><text:span text:style-name="T55">Ⓐ</text:span><text:span text:style-name="T50"> Flying broomstick<text:line-break/></text:span><text:span text:style-name="T55">Ⓑ</text:span><text:span text:style-name="T50"> Mrs. Skower's All-Purpose Magical Mess Remover<text:line-break/></text:span><text:span text:style-name="T55">Ⓒ</text:span><text:span text:style-name="T50"> Omnioculars<text:line-break/></text:span><text:span text:style-name="T55">🅓</text:span><text:span text:style-name="T50"> "reparo"<text:line-break/></text:span><text:span text:style-name="T55">Ⓔ</text:span><text:span text:style-name="T50"> Self-ironing robes</text:span></text:p>
      <text:p text:style-name="P4"><text:span text:style-name="T1"/></text:p>
      <text:p text:style-name="P25"><text:span text:style-name="Strong_20_Emphasis"><text:span text:style-name="T16">15. Which of the following is the ONLY Muggle invention whose effects cannot be duplicated FULLY by magic?</text:span></text:span><text:span text:style-name="T50"><text:line-break/></text:span><text:span text:style-name="T56">Ⓐ</text:span><text:span text:style-name="T50"> Aeroplane<text:line-break/></text:span><text:span text:style-name="T56">Ⓑ</text:span><text:span text:style-name="T50"> Car<text:line-break/></text:span><text:span text:style-name="T56">🅒</text:span><text:span text:style-name="T50"> Computer<text:line-break/></text:span><text:span text:style-name="T56">Ⓓ</text:span><text:span text:style-name="T50"> Telephone<text:line-break/></text:span><text:span text:style-name="T56">Ⓔ</text:span><text:span text:style-name="T50"> Television</text:span></text:p>
      <text:p text:style-name="P5"><text:span text:style-name="T1"><text:tab/><text:tab/><text:tab/><text:tab/><text:tab/><text:tab/><text:tab/><text:tab/><text:tab/></text:span><text:span text:style-name="T69">Continued on Next Page</text:span><text:span text:style-name="T1"> 🠲</text:span></text:p>
      <text:p text:style-name="P25"><text:soft-page-break/><text:span text:style-name="Strong_20_Emphasis"><text:span text:style-name="T16">16. The following beliefs are all widely held in the wizarding world, but only ONE is actually TRUE. (According to the latest research from the Institute of Muggle Studies) Which is it?</text:span></text:span></text:p>
      <text:p text:style-name="P4"><text:span text:style-name="T1"><text:line-break/></text:span><text:span text:style-name="T5">Ⓐ</text:span><text:span text:style-name="T1"> Muggle-born witches/wizards are more likely to produce Squib children than those who have one or more wizarding parents.</text:span></text:p>
      <text:p text:style-name="P4"><text:span text:style-name="T1"><text:line-break/></text:span><text:span text:style-name="T6">🅑</text:span><text:span text:style-name="T1"> Muggle-born witches/wizards usually have a witch or wizard ancestor somewhere in their family tree, though </text:span><text:span text:style-name="T5">they</text:span><text:span text:style-name="T1"> may be generations back.</text:span></text:p>
      <text:p text:style-name="P4"><text:span text:style-name="T1"/></text:p>
      <text:p text:style-name="P4"><text:span text:style-name="T6">Ⓒ</text:span><text:span text:style-name="T1"> Muggle-born witches/wizards are generally less prone to certain magical illnesses than those who have one or more wizarding parent.</text:span></text:p>
      <text:p text:style-name="P4"><text:span text:style-name="T1"/></text:p>
      <text:p text:style-name="P4"><text:span text:style-name="T5">Ⓓ</text:span><text:span text:style-name="T1"> Muggle-born witches/wizards are generally slower to show signs of magic in childhood than those who have one or more wizarding parent.</text:span></text:p>
      <text:p text:style-name="P4"><text:span text:style-name="T1"><text:line-break/></text:span><text:span text:style-name="T5">Ⓔ</text:span><text:span text:style-name="T1"> Muggle-born witches/wizards have great natural rhythm. </text:span></text:p>
      <text:p text:style-name="P4"><text:span text:style-name="T1"/></text:p>
      <text:p text:style-name="P25"><text:span text:style-name="Strong_20_Emphasis"><text:span text:style-name="T16">17. Which of the following statements is FALSE? (According to the latest research from the Institute of Muggle Studies)</text:span></text:span></text:p>
      <text:p text:style-name="P4"><text:span text:style-name="T1"><text:line-break/></text:span><text:span text:style-name="T6">🅐</text:span><text:span text:style-name="T1"> It is possible for a Muggle to produce elementary magic if they have access to a wand and a book of spells</text:span></text:p>
      <text:p text:style-name="P4"><text:span text:style-name="T1"/></text:p>
      <text:p text:style-name="P4"><text:span text:style-name="T6">Ⓑ</text:span><text:span text:style-name="T1"> It is possible for a Muggle to inadvertently stumble upon magically protected areas such as Diagon Alley and St. Mungo's Hospital for Magical Maladies and Injuries</text:span></text:p>
      <text:p text:style-name="P4"><text:span text:style-name="T1"/></text:p>
      <text:p text:style-name="P4"><text:span text:style-name="T6">Ⓒ</text:span><text:span text:style-name="T1"> It is possible for a Muggle to see and correctly identify magical creatures</text:span></text:p>
      <text:p text:style-name="P4"><text:span text:style-name="T1"/></text:p>
      <text:p text:style-name="P4"><text:span text:style-name="T6">Ⓓ</text:span><text:span text:style-name="T1"> It is possible for a Muggle to see and yet deny the existence of magical creatures, even without magical intervention</text:span></text:p>
      <text:p text:style-name="P4"><text:span text:style-name="T1"><text:line-break/></text:span><text:span text:style-name="T6">Ⓔ</text:span><text:span text:style-name="T1"> It is possible for a Muggle to believe in impossibilities </text:span></text:p>
      <text:p text:style-name="P4"><text:span text:style-name="T1"/></text:p>
      <text:p text:style-name="P25"><text:span text:style-name="Strong_20_Emphasis"><text:span text:style-name="T16">18. Muggles are:</text:span></text:span><text:span text:style-name="T50"><text:line-break/></text:span><text:span text:style-name="T57">Ⓐ</text:span><text:span text:style-name="T50"> Ignorant<text:line-break/></text:span><text:span text:style-name="T57">🅑</text:span><text:span text:style-name="T50"> In danger<text:line-break/></text:span><text:span text:style-name="T57">Ⓒ</text:span><text:span text:style-name="T50"> Inferior to wizards<text:line-break/></text:span><text:span text:style-name="T57">Ⓓ</text:span><text:span text:style-name="T50"> Insensitive to their surroundings<text:line-break/></text:span><text:span text:style-name="T57">Ⓔ</text:span><text:span text:style-name="T50"> Interesting<text:line-break/></text:span><text:span text:style-name="T57">Ⓕ</text:span><text:span text:style-name="T50"> Irritating facts of life</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15"><text:tab/><text:tab/><text:tab/><text:tab/><text:tab/><text:tab/><text:tab/><text:tab/><text:tab/><text:tab/><text:tab/> <text:s text:c="2"/><text:tab/> <text:s text:c="4"/>🛑 STOP</text:p>
      <text:p text:style-name="P38"><text:soft-page-break/><text:span text:style-name="Strong_20_Emphasis"><text:span text:style-name="T36">GRADE 3</text:span></text:span></text:p>
      <text:p text:style-name="P43"><text:span text:style-name="Strong_20_Emphasis"><text:span text:style-name="T14">PART ONE</text:span></text:span><text:span text:style-name="T14"><text:line-break/></text:span><text:span text:style-name="Strong_20_Emphasis"><text:span text:style-name="T14">Magical History</text:span></text:span><text:span text:style-name="T14"><text:line-break/>(Points available: 30 out of a possible 100)</text:span></text:p>
      <text:p text:style-name="P43"><text:span text:style-name="Strong_20_Emphasis"><text:span text:style-name="T14">1. In your opinion, which of the following contributed MOST to the introduction of the International Statute of Wizarding Secrecy in 1692? Choose ONE.</text:span></text:span></text:p>
      <text:p text:style-name="P34"><text:span text:style-name="T78">Ⓐ</text:span> widespread persecution of wizarding children by Muggles</text:p>
      <text:p text:style-name="P34"><text:span text:style-name="T78">Ⓑ</text:span> escalating attempts by Muggles to force witches and wizards to perform magic for Muggle ends</text:p>
      <text:p text:style-name="P34"><text:span text:style-name="T78">Ⓒ</text:span> escalating attempts by Muggles to force witches and wizards to teach them magic</text:p>
      <text:p text:style-name="P34"><text:span text:style-name="T78">🅓</text:span> increasing numbers of witch-burnings</text:p>
      <text:p text:style-name="P34"><text:span text:style-name="T78">Ⓔ</text:span> increasing numbers of Muggles being burned in mistake for witches</text:p>
      <text:p text:style-name="P34"><text:span text:style-name="T78">Ⓕ</text:span> failure of Ministry of Magic Delegation to Muggle King and Queen (William and Mary) begging for protection under Muggle law</text:p>
      <text:p text:style-name="P43"><text:span text:style-name="Strong_20_Emphasis"><text:span text:style-name="T14"/></text:span></text:p>
      <text:p text:style-name="P43"><text:span text:style-name="Strong_20_Emphasis"><text:span text:style-name="T14">2. Which of the following did NOT provoke one of the bloody goblin rebellions of the 17th and 18th centuries? Choose ONE.</text:span></text:span></text:p>
      <text:p text:style-name="P34"><text:span text:style-name="T79">Ⓐ</text:span> the allegation by goblin king Ragnuk the First that Godric Gryffindor had stolen his sword</text:p>
      <text:p text:style-name="P34"><text:span text:style-name="T79">Ⓑ</text:span> the pursuit and imprisonment of Ug the Unreliable, who had been peddling Leprechaun Gold</text:p>
      <text:p text:style-name="P34"><text:span text:style-name="T79">Ⓒ</text:span> the accidental death of Nagnok, Gringotts Goblin, at the hands of an untrained security troll sent by the Ministry of Magic</text:p>
      <text:p text:style-name="P34"><text:span text:style-name="T79">🅓</text:span> the imprisonment of the notoriously violent Hodrod the Horny-Handed, who had attempted to kill three wizards</text:p>
      <text:p text:style-name="P34"><text:span text:style-name="T79">Ⓔ</text:span> the public ducking in the village pond, by a gang of young wizards, of goblin activist Urg the Unclean</text:p>
      <text:p text:style-name="P34"><text:span text:style-name="T79">Ⓕ</text:span> The Ministry of Magic Decree of 1631, preventing all magical beings other than wizards carrying a wand. </text:p>
      <text:p text:style-name="P43"><text:span text:style-name="Strong_20_Emphasis"><text:span text:style-name="T14">3. Choose the Ministry of Magic decision that, in your estimation, had the MOST DAMAGING effect on present day wizarding life.</text:span></text:span><text:span text:style-name="T14"><text:line-break/></text:span><text:span text:style-name="T37">Ⓐ</text:span><text:span text:style-name="T14"> The creation of the International Statute of Wizarding Secrecy in 1692.<text:line-break/></text:span><text:span text:style-name="T38">Ⓑ</text:span><text:span text:style-name="T14"> The defeat of the Appeal Against House-Elf Slavery in 1973.<text:line-break/></text:span><text:span text:style-name="T38">Ⓒ</text:span><text:span text:style-name="T14"> The drive into hiding of the surviving giants in the early 1980s.<text:line-break/></text:span><text:span text:style-name="T38">Ⓓ</text:span><text:span text:style-name="T14"> The 1865 decision to leave full control of Gringotts in goblin hands.<text:line-break/></text:span><text:span text:style-name="T37">🅔</text:span><text:span text:style-name="T14"> The Wand Ban of 1631, which forbade Non-Human Magical Beings to carry wands.</text:span></text:p>
      <text:p text:style-name="P32"><text:tab/><text:tab/><text:tab/><text:tab/><text:tab/><text:tab/><text:tab/><text:tab/><text:tab/><text:span text:style-name="T86">Continued on Next Page</text:span> <text:span text:style-name="T69">🠲</text:span></text:p>
      <text:p text:style-name="P25"><text:soft-page-break/><text:span text:style-name="Strong_20_Emphasis"><text:span text:style-name="T36">4. In your opinion, which of the same Ministry of Magic decisions have had the BEST effect on present day wizarding life?</text:span></text:span></text:p>
      <text:p text:style-name="P4"><text:span text:style-name="T7">🅐</text:span><text:span text:style-name="T8"> The creation of the International Statute of Wizarding Secrecy in 1692.<text:line-break/></text:span><text:span text:style-name="T7">Ⓑ</text:span><text:span text:style-name="T8"> The defeat of the Appeal Against House-Elf Slavery in 1973.<text:line-break/></text:span><text:span text:style-name="T7">Ⓒ</text:span><text:span text:style-name="T8"> The drive into hiding of the surviving giants in the early 1980s.<text:line-break/></text:span><text:span text:style-name="T7">Ⓓ</text:span><text:span text:style-name="T8"> The 1865 decision to leave full control of Gringotts in goblin hands.<text:line-break/></text:span><text:span text:style-name="T7">Ⓔ</text:span><text:span text:style-name="T8"> The Wand Ban of 1631, which forbade Non-Human Magical Beings to carry wands.</text:span></text:p>
      <text:p text:style-name="P15"><text:s/></text:p>
      <text:p text:style-name="P25"><text:span text:style-name="Strong_20_Emphasis"><text:span text:style-name="T36">5. Which of the following popular historical theories have now been proven to be TRUE? Choose the correct THREE.</text:span></text:span></text:p>
      <text:p text:style-name="P4"><text:span text:style-name="T8"/></text:p>
      <text:p text:style-name="P4"><text:span text:style-name="T9">Ⓐ</text:span><text:span text:style-name="T8"> The oldest building in Diagon Alley is Gringotts Bank; the other shops grew up around it.</text:span></text:p>
      <text:p text:style-name="P4"><text:span text:style-name="T8"/></text:p>
      <text:p text:style-name="P4"><text:span text:style-name="T9">Ⓑ</text:span><text:span text:style-name="T8"> Towards the end of his life, Salazar Slytherin reconciled with the other Founders of Hogwarts School and returned to the castle to die.</text:span></text:p>
      <text:p text:style-name="P4"><text:span text:style-name="T8"/></text:p>
      <text:p text:style-name="P4"><text:span text:style-name="T9">Ⓒ</text:span><text:span text:style-name="T8"> The Muggle 'War of the Roses' began as a dispute between wizarding neighbours over a Fanged Geranium.</text:span></text:p>
      <text:p text:style-name="P4"><text:span text:style-name="T8"/></text:p>
      <text:p text:style-name="P4"><text:span text:style-name="T9">Ⓓ</text:span><text:span text:style-name="T8"> The second wife of King Henry VIII, Anne Boleyn, was accused by Muggles of being a witch, but was actually a Squib.</text:span></text:p>
      <text:p text:style-name="P4"><text:span text:style-name="T8"/></text:p>
      <text:p text:style-name="P4"><text:span text:style-name="T10">🅔</text:span><text:span text:style-name="T8"> A secret task force of Wizards and Muggles helped the Allies to victory in the Second World War.</text:span></text:p>
      <text:p text:style-name="P4"><text:span text:style-name="T8"/></text:p>
      <text:p text:style-name="P4"><text:span text:style-name="T9">🅕</text:span><text:span text:style-name="T8"> The Forbidden Forest began life as a wood planted and tended by a centaur herd.</text:span></text:p>
      <text:p text:style-name="P4"><text:span text:style-name="T8"/></text:p>
      <text:p text:style-name="P4"><text:span text:style-name="T9">Ⓖ</text:span><text:span text:style-name="T8"> The Great Fire of London in 1666 was not, as Muggles believe, started by a blaze in a bakery in Pudding Lane, but by a young Welsh Green Dragon kept in the basement of the house next door.</text:span></text:p>
      <text:p text:style-name="P4"><text:span text:style-name="T8"/></text:p>
      <text:p text:style-name="P4"><text:span text:style-name="T9">Ⓗ</text:span><text:span text:style-name="T8"> The Sorting Hat of Hogwarts was stolen and substituted by a group of delinquent students in 1325. The whereabouts of the real hat remain unknown.</text:span></text:p>
      <text:p text:style-name="P4"><text:span text:style-name="T8"/></text:p>
      <text:p text:style-name="P4"><text:span text:style-name="T9">Ⓘ</text:span><text:span text:style-name="T8"> Upon his death in battle in 1762, goblin rebel Vargot was discovered to be a renegade house elf.</text:span></text:p>
      <text:p text:style-name="P4"><text:span text:style-name="T8"/></text:p>
      <text:p text:style-name="P4"><text:span text:style-name="T10">🅙</text:span><text:span text:style-name="T8"> The location and name of Hogwarts were both chosen by Rowena Ravenclaw, who dreamed that a warty hog was leading her to the cliff by the lake. </text:span></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6"><text:span text:style-name="T8"><text:tab/><text:tab/><text:tab/><text:tab/><text:tab/><text:tab/><text:tab/><text:tab/><text:tab/>C</text:span><text:span text:style-name="T1">ontinued on Next Page 🠲</text:span></text:p>
      <text:p text:style-name="P39"><text:soft-page-break/><text:span text:style-name="Strong_20_Emphasis"><text:span text:style-name="T16">6. Match the Minister of Magic with the major upheaval of his/her term in office, dates of which are marked.</text:span></text:span></text:p>
      <text:p text:style-name="P43"><text:span text:style-name="Strong_20_Emphasis"><text:span text:style-name="T14">6-1. Artemisia Lufkin (1798 - 1811)</text:span></text:span><text:span text:style-name="T14"><text:line-break/></text:span><text:span text:style-name="T39">Ⓐ</text:span><text:span text:style-name="T14"> Attempted assassination by centaur</text:span></text:p>
      <text:p text:style-name="P34"><text:span text:style-name="T80">Ⓑ</text:span> Pureblood riots during Squib Rights marches</text:p>
      <text:p text:style-name="P34"><text:span text:style-name="T80">🅒</text:span> Several of the oldest Wizengamot wizards walk out in protest at Minister's appointment</text:p>
      <text:p text:style-name="P34"><text:span text:style-name="T80">Ⓓ</text:span> Persistent denial of notorious Dark wizard's existence forces Minister's resignation after notorious Dark wizard appears at the Ministry of Magic</text:p>
      <text:p text:style-name="P34"><text:span text:style-name="T80">Ⓔ</text:span> Ghost demonstrations at the Ministry of Magic ("protest floats")</text:p>
      <text:p text:style-name="P34"><text:span text:style-name="T80">Ⓕ</text:span> A night of large-scale breaches of the International Wizarding Statute of Secrecy</text:p>
      <text:p text:style-name="P26"><text:span text:style-name="Strong_20_Emphasis"><text:span text:style-name="T16">6-2. Grogan Stump (1811 - 1819)</text:span></text:span><text:span text:style-name="T50"><text:line-break/></text:span></text:p>
      <text:p text:style-name="P16">Ⓐ Attempted assassination by centaur</text:p>
      <text:p text:style-name="P6"><text:span text:style-name="T1"/></text:p>
      <text:p text:style-name="P16">Ⓑ Pureblood riots during Squib Rights marches</text:p>
      <text:p text:style-name="P6"><text:span text:style-name="T1"/></text:p>
      <text:p text:style-name="P16">Ⓒ Several of the oldest Wizengamot wizards walk out in protest at Minister's appointment</text:p>
      <text:p text:style-name="P6"><text:span text:style-name="T1"/></text:p>
      <text:p text:style-name="P16">Ⓓ Persistent denial of notorious Dark wizard's existence forces Minister's resignation after notorious Dark wizard appears at the Ministry of Magic</text:p>
      <text:p text:style-name="P6"><text:span text:style-name="T1"/></text:p>
      <text:p text:style-name="P16">🅔 Ghost demonstrations at the Ministry of Magic ("protest floats")<text:line-break/></text:p>
      <text:p text:style-name="P16">Ⓕ A night of large-scale breaches of the International Wizarding Statute of Secrecy </text:p>
      <text:p text:style-name="P6"><text:span text:style-name="T1"/></text:p>
      <text:p text:style-name="P26"><text:span text:style-name="Strong_20_Emphasis"><text:span text:style-name="T16">6-3. Faris "Spout-Hole" Spavin (1865 – 1903)</text:span></text:span></text:p>
      <text:p text:style-name="P16"><text:line-break/>🅐 Attempted assassination by centaur</text:p>
      <text:p text:style-name="P16"><text:line-break/>Ⓑ Pureblood riots during Squib Rights marches</text:p>
      <text:p text:style-name="P6"><text:span text:style-name="T1"/></text:p>
      <text:p text:style-name="P16">Ⓒ Several of the oldest Wizengamot wizards walk out in protest at Minister's appointment</text:p>
      <text:p text:style-name="P6"><text:span text:style-name="T1"/></text:p>
      <text:p text:style-name="P16">Ⓓ Persistent denial of notorious Dark wizard's existence forces Minister's resignation after notorious Dark wizard appears at the Ministry of Magic</text:p>
      <text:p text:style-name="P16"><text:line-break/>Ⓔ Ghost demonstrations at the Ministry of Magic ("protest floats")</text:p>
      <text:p text:style-name="P16"><text:line-break/>Ⓕ A night of large-scale breaches of the International Wizarding Statute of Secrecy </text:p>
      <text:p text:style-name="P16"><text:tab/><text:tab/><text:tab/><text:tab/><text:tab/><text:tab/><text:tab/><text:tab/><text:tab/><text:tab/><text:tab/><text:tab/><text:tab/></text:p>
      <text:p text:style-name="P16"><text:tab/><text:tab/><text:tab/><text:tab/><text:tab/><text:tab/><text:tab/><text:tab/><text:tab/>Continued on Next Page 🠲</text:p>
      <text:p text:style-name="P26"><text:soft-page-break/><text:span text:style-name="Strong_20_Emphasis"><text:span text:style-name="T16">6-4. Nobby Leach (1962 - 1968)</text:span></text:span><text:span text:style-name="T50"><text:line-break/></text:span></text:p>
      <text:p text:style-name="P6"><text:span text:style-name="T11">Ⓐ</text:span><text:span text:style-name="T1"> Attempted assassination by centaur<text:line-break/></text:span></text:p>
      <text:p text:style-name="P6"><text:span text:style-name="T11">🅑</text:span><text:span text:style-name="T1"> Pureblood riots during Squib Rights marches<text:line-break/></text:span></text:p>
      <text:p text:style-name="P6"><text:span text:style-name="T11">Ⓒ</text:span><text:span text:style-name="T1"> Several of the oldest Wizengamot wizards walk out in protest at Minister's appointment</text:span></text:p>
      <text:p text:style-name="P6"><text:span text:style-name="T1"/></text:p>
      <text:p text:style-name="P6"><text:span text:style-name="T11">Ⓓ</text:span><text:span text:style-name="T1"> Persistent denial of notorious Dark wizard's existence forces Minister's resignation after notorious Dark wizard appears at the Ministry of Magic</text:span></text:p>
      <text:p text:style-name="P6"><text:span text:style-name="T1"/></text:p>
      <text:p text:style-name="P6"><text:span text:style-name="T11">Ⓔ</text:span><text:span text:style-name="T1"> Ghost demonstrations at the Ministry of Magic ("protest floats")<text:line-break/></text:span></text:p>
      <text:p text:style-name="P6"><text:span text:style-name="T11">Ⓕ</text:span><text:span text:style-name="T1"> A night of large-scale breaches of the International Wizarding Statute of Secrecy </text:span></text:p>
      <text:p text:style-name="P6"><text:span text:style-name="T1"/></text:p>
      <text:p text:style-name="P26"><text:span text:style-name="Strong_20_Emphasis"><text:span text:style-name="T16">6-5. Millicent Bagnold (1980 - 1990)</text:span></text:span><text:span text:style-name="T50"><text:line-break/></text:span><text:span text:style-name="T58">Ⓐ</text:span><text:span text:style-name="T50"> Attempted assassination by centaur<text:line-break/></text:span></text:p>
      <text:p text:style-name="P6"><text:span text:style-name="T12">Ⓑ</text:span><text:span text:style-name="T1"> Pureblood riots during Squib Rights marches<text:line-break/></text:span></text:p>
      <text:p text:style-name="P6"><text:span text:style-name="T12">Ⓒ</text:span><text:span text:style-name="T1"> Several of the oldest Wizengamot wizards walk out in protest at Minister's appointment<text:line-break/></text:span></text:p>
      <text:p text:style-name="P6"><text:span text:style-name="T12">Ⓓ</text:span><text:span text:style-name="T1"> Persistent denial of notorious Dark wizard's existence forces Minister's resignation after notorious Dark wizard appears at the Ministry of Magic<text:line-break/></text:span></text:p>
      <text:p text:style-name="P6"><text:span text:style-name="T12">Ⓔ</text:span><text:span text:style-name="T1"> Ghost demonstrations at the Ministry of Magic ("protest floats")<text:line-break/></text:span></text:p>
      <text:p text:style-name="P6"><text:span text:style-name="T12">🅕</text:span><text:span text:style-name="T1"> A night of large-scale breaches of the International Wizarding Statute of Secrecy </text:span></text:p>
      <text:p text:style-name="P6"><text:span text:style-name="T1"/></text:p>
      <text:p text:style-name="P26"><text:span text:style-name="Strong_20_Emphasis"><text:span text:style-name="T16">6-6. Cornelius Fudge (1990 – 1996)</text:span></text:span></text:p>
      <text:p text:style-name="P26"><text:span text:style-name="Strong_20_Emphasis"><text:span text:style-name="T50"/></text:span></text:p>
      <text:p text:style-name="P6"><text:span text:style-name="T12">Ⓐ</text:span><text:span text:style-name="T1"> Attempted assassination by centaur<text:line-break/></text:span></text:p>
      <text:p text:style-name="P6"><text:span text:style-name="T12">Ⓑ</text:span><text:span text:style-name="T1"> Pureblood riots during Squib Rights marches<text:line-break/></text:span></text:p>
      <text:p text:style-name="P6"><text:span text:style-name="T12">Ⓒ</text:span><text:span text:style-name="T1"> Several of the oldest Wizengamot wizards walk out in protest at Minister's appointment</text:span></text:p>
      <text:p text:style-name="P6"><text:span text:style-name="T1"/></text:p>
      <text:p text:style-name="P6"><text:span text:style-name="T12">🅓</text:span><text:span text:style-name="T1"> Persistent denial of notorious Dark wizard's existence forces Minister's resignation after notorious Dark wizard appears at the Ministry of Magic</text:span></text:p>
      <text:p text:style-name="P6"><text:span text:style-name="T1"/></text:p>
      <text:p text:style-name="P6"><text:span text:style-name="T12">Ⓔ</text:span><text:span text:style-name="T1"> Ghost demonstrations at the Ministry of Magic ("protest floats")<text:line-break/></text:span></text:p>
      <text:p text:style-name="P6"><text:span text:style-name="T12">Ⓕ</text:span><text:span text:style-name="T1"> A night of large-scale breaches of the International Wizarding Statute of Secrecy </text:span></text:p>
      <text:p text:style-name="P6"><text:span text:style-name="T1"/></text:p>
      <text:p text:style-name="P7"><text:span text:style-name="T1"/></text:p>
      <text:p text:style-name="P17"><text:tab/><text:tab/><text:tab/><text:tab/><text:tab/><text:tab/><text:tab/><text:tab/><text:tab/>Continued on Next Page 🠲</text:p>
      <text:p text:style-name="P40"><text:soft-page-break/><text:span text:style-name="Strong_20_Emphasis"><text:span text:style-name="T16">PART TWO</text:span></text:span><text:span text:style-name="T50"><text:line-break/></text:span><text:span text:style-name="Strong_20_Emphasis"><text:span text:style-name="T16">International Wizardry</text:span></text:span><text:span text:style-name="T50"><text:line-break/>(Points available: 20 out of a possible 100)</text:span></text:p>
      <text:p text:style-name="P43"><text:span text:style-name="Strong_20_Emphasis"><text:span text:style-name="T14">7. Mark the following statements True or False</text:span></text:span></text:p>
      <text:p text:style-name="P43"><text:span text:style-name="Strong_20_Emphasis"><text:span text:style-name="T14">7-1. There are witches and wizards living in every country in the world.</text:span></text:span><text:span text:style-name="T14"><text:line-break/></text:span><text:span text:style-name="T40">🅐</text:span><text:span text:style-name="T14"> TRUE<text:line-break/></text:span><text:span text:style-name="T40">Ⓑ</text:span><text:span text:style-name="T14"> FALSE</text:span></text:p>
      <text:p text:style-name="P43"><text:span text:style-name="Strong_20_Emphasis"><text:span text:style-name="T14">7-2. Some countries have wizard royal families.</text:span></text:span><text:span text:style-name="T14"><text:line-break/></text:span><text:span text:style-name="T41">Ⓐ</text:span><text:span text:style-name="T14"> TRUE<text:line-break/></text:span><text:span text:style-name="T41">🅑</text:span><text:span text:style-name="T14"> FALSE </text:span></text:p>
      <text:p text:style-name="P43"><text:span text:style-name="Strong_20_Emphasis"><text:span text:style-name="T14">7-3. The trade in flying carpets has been banned everywhere except the Far East.</text:span></text:span><text:span text:style-name="T14"><text:line-break/></text:span><text:span text:style-name="T42">Ⓐ</text:span><text:span text:style-name="T14"> TRUE<text:line-break/></text:span><text:span text:style-name="T42">🅑</text:span><text:span text:style-name="T14"> FALSE </text:span></text:p>
      <text:p text:style-name="P27"><text:span text:style-name="Strong_20_Emphasis"><text:span text:style-name="T16">7-4. The world's largest Centre for Alchemical Studies in situated in Egypt.</text:span></text:span><text:span text:style-name="T50"><text:line-break/></text:span><text:span text:style-name="T59">🅐</text:span><text:span text:style-name="T50"> TRUE<text:line-break/></text:span><text:span text:style-name="T59">Ⓑ</text:span><text:span text:style-name="T50"> FALSE </text:span></text:p>
      <text:p text:style-name="P7"><text:span text:style-name="T1"/></text:p>
      <text:p text:style-name="P27"><text:span text:style-name="Strong_20_Emphasis"><text:span text:style-name="T16">7-5. The age at which magic may be performed legally varies from country to country.</text:span></text:span><text:span text:style-name="T50"><text:line-break/></text:span><text:span text:style-name="T59">Ⓐ</text:span><text:span text:style-name="T50"> TRUE<text:line-break/></text:span><text:span text:style-name="T59">🅑</text:span><text:span text:style-name="T50"> FALSE</text:span></text:p>
      <text:p text:style-name="P7"><text:span text:style-name="T1"/></text:p>
      <text:p text:style-name="P27"><text:span text:style-name="Strong_20_Emphasis"><text:span text:style-name="T16">7-6. Inter-country Apparition has been outlawed due to extreme Splinching.</text:span></text:span><text:span text:style-name="T50"><text:line-break/></text:span><text:span text:style-name="T59">Ⓐ</text:span><text:span text:style-name="T50"> TRUE<text:line-break/></text:span><text:span text:style-name="T59">🅑</text:span><text:span text:style-name="T50"> FALSE <text:s/></text:span></text:p>
      <text:p text:style-name="P7"><text:span text:style-name="T1"/></text:p>
      <text:p text:style-name="P27"><text:span text:style-name="Strong_20_Emphasis"><text:span text:style-name="T16">7-7. There is a wizarding school in every country where wizards and witches are found.</text:span></text:span><text:span text:style-name="T50"><text:line-break/></text:span><text:span text:style-name="T59">Ⓐ</text:span><text:span text:style-name="T50"> TRUE<text:line-break/></text:span><text:span text:style-name="T59">🅑</text:span><text:span text:style-name="T50"> FALSE </text:span></text:p>
      <text:p text:style-name="P7"><text:span text:style-name="T1"/></text:p>
      <text:p text:style-name="P27"><text:span text:style-name="Strong_20_Emphasis"><text:span text:style-name="T16">7-8. Portkeys may be arranged between countries only with the consent of both nations' Ministries of Magic.</text:span></text:span><text:span text:style-name="T50"><text:line-break/></text:span><text:span text:style-name="T60">🅐</text:span><text:span text:style-name="T50"> TRUE<text:line-break/></text:span><text:span text:style-name="T60">Ⓑ</text:span><text:span text:style-name="T50"> FALSE </text:span></text:p>
      <text:p text:style-name="P7"><text:span text:style-name="T1"/></text:p>
      <text:p text:style-name="P27"><text:span text:style-name="Strong_20_Emphasis"><text:span text:style-name="T16">7-9. It is illegal to send mail-bearing owls across international borders unless the owl has been granted authorisation.</text:span></text:span><text:span text:style-name="T50"><text:line-break/></text:span><text:span text:style-name="T60">Ⓐ</text:span><text:span text:style-name="T50"> TRUE<text:line-break/></text:span><text:span text:style-name="T60">🅑</text:span><text:span text:style-name="T50"> FALSE </text:span></text:p>
      <text:p text:style-name="P7"><text:span text:style-name="T1"/></text:p>
      <text:p text:style-name="P27"><text:span text:style-name="Strong_20_Emphasis"><text:span text:style-name="T16">7-10. The most persistent offender against the International Wizarding Statute of Secrecy is Scotland.</text:span></text:span><text:span text:style-name="T50"><text:line-break/></text:span><text:span text:style-name="T60">🅐</text:span><text:span text:style-name="T50"> TRUE<text:line-break/></text:span><text:span text:style-name="T60">Ⓑ</text:span><text:span text:style-name="T50"> FALSE </text:span></text:p>
      <text:p text:style-name="P7"><text:span text:style-name="T1"/></text:p>
      <text:p text:style-name="P7"><text:span text:style-name="T1"/></text:p>
      <text:p text:style-name="P18"><text:tab/><text:tab/><text:tab/><text:tab/><text:tab/><text:tab/><text:tab/><text:tab/><text:tab/>Continued on Next Page 🠲</text:p>
      <text:p text:style-name="P41"><text:soft-page-break/><text:span text:style-name="Strong_20_Emphasis"><text:span text:style-name="T16">PART THREE</text:span></text:span><text:span text:style-name="T50"><text:line-break/></text:span><text:span text:style-name="Strong_20_Emphasis"><text:span text:style-name="T16">Magical Theory</text:span></text:span><text:span text:style-name="T50"><text:line-break/>(Points available: 20 out of a possible 100)</text:span></text:p>
      <text:p text:style-name="P43"><text:span text:style-name="Strong_20_Emphasis"><text:span text:style-name="T14">8. Which of the following is CORRECT?</text:span></text:span></text:p>
      <text:p text:style-name="P34"><text:span text:style-name="T81">Ⓐ</text:span> Food can be conjured out of thin air.</text:p>
      <text:p text:style-name="P34"><text:span text:style-name="T81">Ⓑ</text:span> Any object can be Transfigured into food.</text:p>
      <text:p text:style-name="P34"><text:span text:style-name="T81">Ⓒ</text:span> Foodstuffs can be increased, Transfigured, summoned from a distance and magically cooked.</text:p>
      <text:p text:style-name="P34"><text:span text:style-name="T81">🅓</text:span> It is impossible to make the inedible, edible.</text:p>
      <text:p text:style-name="P34"><text:span text:style-name="T81">Ⓔ</text:span> Food-related Charms are some of the simplest forms of magic.</text:p>
      <text:p text:style-name="P28"><text:span text:style-name="Strong_20_Emphasis"><text:span text:style-name="T16">9. Which of the following is INCORRECT?</text:span></text:span><text:span text:style-name="T50"><text:line-break/></text:span><text:span text:style-name="T61">Ⓐ</text:span><text:span text:style-name="T50"> An Animagus is able to perform a kind of Self-Transfiguration.<text:line-break/></text:span><text:span text:style-name="T61">🅑</text:span><text:span text:style-name="T50"> An Animagus is able to perform a kind of Self-Charm.<text:line-break/></text:span><text:span text:style-name="T61">Ⓒ</text:span><text:span text:style-name="T50"> An Animagus is able to perform a kind of magic that is NEITHER Transfiguration NOR Charm.</text:span></text:p>
      <text:p text:style-name="P8"><text:span text:style-name="T1"/></text:p>
      <text:p text:style-name="P28"><text:span text:style-name="Strong_20_Emphasis"><text:span text:style-name="T16">10. Which of the following is/are POSSIBLE?</text:span></text:span><text:span text:style-name="T50"><text:line-break/></text:span><text:span text:style-name="T61">🅐</text:span><text:span text:style-name="T50"> Curing a poison victim without the correct antidote<text:line-break/></text:span><text:span text:style-name="T61">Ⓑ</text:span><text:span text:style-name="T50"> Curing a curse victim without the correct counter-spell<text:line-break/></text:span><text:span text:style-name="T61">Ⓒ</text:span><text:span text:style-name="T50"> Un-transfiguring a person or object without knowing what they were originally<text:line-break/></text:span><text:span text:style-name="T61">Ⓓ</text:span><text:span text:style-name="T50"> Transfiguring animals into humans<text:line-break/></text:span><text:span text:style-name="T61">Ⓔ</text:span><text:span text:style-name="T50"> All of the above<text:line-break/></text:span><text:span text:style-name="T61">Ⓕ</text:span><text:span text:style-name="T50"> None of the above</text:span></text:p>
      <text:p text:style-name="P8"><text:span text:style-name="T1"/></text:p>
      <text:p text:style-name="P28"><text:span text:style-name="Strong_20_Emphasis"><text:span text:style-name="T16">11. Which of the following is/are IMPOSSIBLE?</text:span></text:span><text:span text:style-name="T50"><text:line-break/></text:span><text:span text:style-name="T62">Ⓐ</text:span><text:span text:style-name="T50"> Transfiguring inanimate objects into animate objects<text:line-break/></text:span><text:span text:style-name="T62">Ⓑ</text:span><text:span text:style-name="T50"> Transfiguring animate objects into inanimate objects<text:line-break/></text:span><text:span text:style-name="T62">Ⓒ</text:span><text:span text:style-name="T50"> Vanishing inanimate objects<text:line-break/></text:span><text:span text:style-name="T62">Ⓓ</text:span><text:span text:style-name="T50"> Vanishing animate objects<text:line-break/></text:span><text:span text:style-name="T62">Ⓔ</text:span><text:span text:style-name="T50"> All of the above<text:line-break/></text:span><text:span text:style-name="T62">🅕</text:span><text:span text:style-name="T50"> None of the above</text:span></text:p>
      <text:p text:style-name="P8"><text:span text:style-name="T1"/></text:p>
      <text:p text:style-name="P41"><text:span text:style-name="Strong_20_Emphasis"><text:span text:style-name="T16">12. Which TWO of the following policies do you think would best serve the Ministry of Magic in its fight against the Dark Arts?</text:span></text:span></text:p>
      <text:p text:style-name="P34"><text:span text:style-name="T82">Ⓐ</text:span> Destroy all Dark Arts spellbooks<text:line-break/><text:span text:style-name="T82">Ⓑ</text:span> Unforgivable Curses to be taught from year 1 at Hogwarts<text:line-break/><text:span text:style-name="T82">🅒</text:span> Outlaw sale of all goods that can be used in the Dark Arts<text:line-break/><text:span text:style-name="T82">🅓</text:span> Automatic life sentences in Azkaban for all convicted of Dark Arts crimes<text:line-break/><text:span text:style-name="T82">Ⓔ</text:span> Improve Ministry of Magic Public Information Services<text:line-break/><text:span text:style-name="T82">Ⓕ</text:span> Lift jinx on post of Defence Against the Dark Arts teacher at Hogwarts<text:line-break/><text:span text:style-name="T82">Ⓖ</text:span> Persuade Boy Who Lived to front anti-Dark Arts publicity campaign</text:p>
      <text:p text:style-name="P34"/>
      <text:p text:style-name="P33"><text:tab/><text:tab/><text:tab/><text:tab/><text:tab/><text:tab/><text:tab/><text:tab/><text:tab/>Continued on Next Page <text:span text:style-name="T69">🠲</text:span></text:p>
      <text:p text:style-name="P28"><text:soft-page-break/><text:span text:style-name="Strong_20_Emphasis"><text:span text:style-name="T16">13. Which of the following is TRUE?</text:span></text:span><text:span text:style-name="T50"><text:line-break/></text:span><text:span text:style-name="T63">Ⓐ</text:span><text:span text:style-name="T50"> To become an Inferius, a person must have been murdered by Dark Magic.<text:line-break/></text:span><text:span text:style-name="T63">🅑</text:span><text:span text:style-name="T50"> Occlumency can guard against possession.<text:line-break/></text:span><text:span text:style-name="T63">Ⓒ</text:span><text:span text:style-name="T50"> Dementors are unknown in tropical climates.<text:line-break/></text:span><text:span text:style-name="T63">Ⓓ</text:span><text:span text:style-name="T50"> A curse is stronger than a hex, which is stronger than a jinx.<text:line-break/></text:span><text:span text:style-name="T63">Ⓔ</text:span><text:span text:style-name="T50"> If a werewolf mates at the full moon, they will produce a cub rather than a human baby.</text:span></text:p>
      <text:p text:style-name="P8"><text:span text:style-name="T1"/></text:p>
      <text:p text:style-name="P28"><text:span text:style-name="Strong_20_Emphasis"><text:span text:style-name="T16">14. Which of the following is FALSE?</text:span></text:span><text:span text:style-name="T50"><text:line-break/></text:span><text:span text:style-name="T63">🅐</text:span><text:span text:style-name="T50"> Patronuses vary in strength according to which animal's form they take.<text:line-break/></text:span><text:span text:style-name="T63">Ⓑ</text:span><text:span text:style-name="T50"> There is only one documented case of a person surviving the Killing Curse.<text:line-break/></text:span><text:span text:style-name="T63">Ⓒ</text:span><text:span text:style-name="T50"> Hags have only rudimentary magic, similar to that observed in trolls.<text:line-break/></text:span><text:span text:style-name="T63">Ⓓ</text:span><text:span text:style-name="T50"> No defensive spell exists against the Cruciatus Curse.<text:line-break/></text:span><text:span text:style-name="T63">Ⓔ</text:span><text:span text:style-name="T50"> Giants have traditionally allied themselves with the Dark Arts.</text:span></text:p>
      <text:p text:style-name="P8"><text:span text:style-name="T1"/></text:p>
      <text:p text:style-name="P41"><text:span text:style-name="Strong_20_Emphasis"><text:span text:style-name="T16">15. Match the dangerous being, plant or potion with the spell, substance or object that will conquer it.</text:span></text:span></text:p>
      <text:p text:style-name="P43"><text:span text:style-name="Strong_20_Emphasis"><text:span text:style-name="T14">15-1. Boggart<text:line-break/></text:span></text:span><text:span text:style-name="Strong_20_Emphasis"><text:span text:style-name="T64">Ⓐ</text:span></text:span><text:span text:style-name="T14"> Aconite<text:line-break/></text:span><text:span text:style-name="T43">Ⓑ</text:span><text:span text:style-name="T14"> Asphodel<text:line-break/></text:span><text:span text:style-name="T43">Ⓒ</text:span><text:span text:style-name="T14"> Bezoar<text:line-break/></text:span><text:span text:style-name="T43">Ⓓ</text:span><text:span text:style-name="T14"> Chocolate<text:line-break/></text:span><text:span text:style-name="T43">Ⓔ</text:span><text:span text:style-name="T14"> Expecto Patronum<text:line-break/></text:span><text:span text:style-name="T43">Ⓕ</text:span><text:span text:style-name="T14"> Fire<text:line-break/></text:span><text:span text:style-name="T43">Ⓖ</text:span><text:span text:style-name="T14"> Phoenix tears<text:line-break/></text:span><text:span text:style-name="T44">🅗</text:span><text:span text:style-name="T14"> Riddikulus<text:line-break/></text:span><text:span text:style-name="T43">Ⓘ</text:span><text:span text:style-name="T14"> Sunlight<text:line-break/></text:span><text:span text:style-name="T43">Ⓙ</text:span><text:span text:style-name="T14"> Will<text:line-break/></text:span><text:span text:style-name="T43">Ⓚ</text:span><text:span text:style-name="T14"> Wingardium Leviosa<text:line-break/></text:span><text:span text:style-name="T43">Ⓛ</text:span><text:span text:style-name="T14"> Wormwood<text:line-break/></text:span><text:span text:style-name="T43">Ⓜ</text:span><text:span text:style-name="T14"> NO CURE</text:span></text:p>
      <text:p text:style-name="P43"><text:span text:style-name="Strong_20_Emphasis"><text:span text:style-name="T14">15-2. Dementor</text:span></text:span><text:span text:style-name="T14"><text:line-break/></text:span><text:span text:style-name="T45">Ⓐ</text:span><text:span text:style-name="T14"> Aconite<text:line-break/></text:span><text:span text:style-name="T45">Ⓑ</text:span><text:span text:style-name="T14"> Asphodel<text:line-break/></text:span><text:span text:style-name="T45">Ⓒ</text:span><text:span text:style-name="T14"> Bezoar<text:line-break/></text:span><text:span text:style-name="T45">Ⓓ</text:span><text:span text:style-name="T14"> Chocolate<text:line-break/></text:span><text:span text:style-name="T45">🅔</text:span><text:span text:style-name="T14"> Expecto Patronum<text:line-break/></text:span><text:span text:style-name="T45">Ⓕ</text:span><text:span text:style-name="T14"> Fire<text:line-break/></text:span><text:span text:style-name="T45">Ⓖ</text:span><text:span text:style-name="T14"> Phoenix tears<text:line-break/></text:span><text:span text:style-name="T45">Ⓗ</text:span><text:span text:style-name="T14"> Riddikulus<text:line-break/></text:span><text:span text:style-name="T45">Ⓘ</text:span><text:span text:style-name="T14"> Sunlight<text:line-break/></text:span><text:span text:style-name="T45">Ⓙ</text:span><text:span text:style-name="T14"> Will<text:line-break/></text:span><text:span text:style-name="T45">Ⓚ</text:span><text:span text:style-name="T14"> Wingardium Leviosa<text:line-break/></text:span><text:span text:style-name="T45">Ⓛ</text:span><text:span text:style-name="T14"> Wormwood<text:line-break/></text:span><text:span text:style-name="T45">Ⓜ</text:span><text:span text:style-name="T14"> NO CURE </text:span></text:p>
      <text:p text:style-name="P34"><text:tab/><text:tab/><text:tab/><text:tab/><text:tab/><text:tab/><text:tab/><text:tab/><text:tab/> <text:s text:c="3"/><text:span text:style-name="T89">Continued on Next Page </text:span><text:span text:style-name="T83">🠲</text:span></text:p>
      <text:p text:style-name="P28"><text:soft-page-break/><text:span text:style-name="Strong_20_Emphasis"><text:span text:style-name="T16">15-3. Devil's Snare</text:span></text:span><text:span text:style-name="T50"><text:line-break/></text:span><text:span text:style-name="T65">Ⓐ</text:span><text:span text:style-name="T50"> Aconite<text:line-break/></text:span><text:span text:style-name="T65">Ⓑ</text:span><text:span text:style-name="T50"> Asphodel<text:line-break/></text:span><text:span text:style-name="T65">Ⓒ</text:span><text:span text:style-name="T50"> Bezoar<text:line-break/></text:span><text:span text:style-name="T65">Ⓓ</text:span><text:span text:style-name="T50"> Chocolate<text:line-break/></text:span><text:span text:style-name="T65">Ⓔ</text:span><text:span text:style-name="T50"> Expecto Patronum<text:line-break/></text:span><text:span text:style-name="T65">Ⓕ</text:span><text:span text:style-name="T50"> Fire<text:line-break/></text:span><text:span text:style-name="T65">Ⓖ</text:span><text:span text:style-name="T50"> Phoenix tears<text:line-break/></text:span><text:span text:style-name="T65">Ⓗ</text:span><text:span text:style-name="T50"> Riddikulus<text:line-break/></text:span><text:span text:style-name="T65">🅘</text:span><text:span text:style-name="T50"> Sunlight<text:line-break/></text:span><text:span text:style-name="T65">Ⓙ</text:span><text:span text:style-name="T50"> Will<text:line-break/></text:span><text:span text:style-name="T65">Ⓚ</text:span><text:span text:style-name="T50"> Wingardium Leviosa<text:line-break/></text:span><text:span text:style-name="T65">Ⓛ</text:span><text:span text:style-name="T50"> Wormwood<text:line-break/></text:span><text:span text:style-name="T65">Ⓜ</text:span><text:span text:style-name="T50"> NO CURE </text:span></text:p>
      <text:p text:style-name="P8"><text:span text:style-name="T1"/></text:p>
      <text:p text:style-name="P28"><text:span text:style-name="Strong_20_Emphasis"><text:span text:style-name="T16">15-4. Draught of Living Death</text:span></text:span><text:span text:style-name="T50"><text:line-break/></text:span><text:span text:style-name="T66">Ⓐ</text:span><text:span text:style-name="T50"> Aconite<text:line-break/></text:span><text:span text:style-name="T66">Ⓑ</text:span><text:span text:style-name="T50"> Asphodel<text:line-break/></text:span><text:span text:style-name="T66">Ⓒ</text:span><text:span text:style-name="T50"> Bezoar<text:line-break/></text:span><text:span text:style-name="T66">Ⓓ</text:span><text:span text:style-name="T50"> Chocolate<text:line-break/></text:span><text:span text:style-name="T66">Ⓔ</text:span><text:span text:style-name="T50"> Expecto Patronum<text:line-break/></text:span><text:span text:style-name="T66">Ⓕ</text:span><text:span text:style-name="T50"> Fire<text:line-break/></text:span><text:span text:style-name="T66">🅖</text:span><text:span text:style-name="T50"> Phoenix tears<text:line-break/></text:span><text:span text:style-name="T66">Ⓗ</text:span><text:span text:style-name="T50"> Riddikulus<text:line-break/></text:span><text:span text:style-name="T66">Ⓘ</text:span><text:span text:style-name="T50"> Sunlight<text:line-break/></text:span><text:span text:style-name="T66">Ⓙ</text:span><text:span text:style-name="T50"> Will<text:line-break/></text:span><text:span text:style-name="T66">Ⓚ</text:span><text:span text:style-name="T50"> Wingardium Leviosa<text:line-break/></text:span><text:span text:style-name="T66">Ⓛ</text:span><text:span text:style-name="T50"> Wormwood<text:line-break/></text:span><text:span text:style-name="T66">Ⓜ</text:span><text:span text:style-name="T50"> NO CURE </text:span></text:p>
      <text:p text:style-name="P8"><text:span text:style-name="T1"/></text:p>
      <text:p text:style-name="P28"><text:span text:style-name="Strong_20_Emphasis"><text:span text:style-name="T16">15-5. Imperius Curse</text:span></text:span><text:span text:style-name="T50"><text:line-break/></text:span><text:span text:style-name="T67">Ⓐ</text:span><text:span text:style-name="T50"> Aconite<text:line-break/></text:span><text:span text:style-name="T67">Ⓑ</text:span><text:span text:style-name="T50"> Asphodel<text:line-break/></text:span><text:span text:style-name="T67">Ⓒ</text:span><text:span text:style-name="T50"> Bezoar<text:line-break/></text:span><text:span text:style-name="T67">Ⓓ</text:span><text:span text:style-name="T50"> Chocolate<text:line-break/></text:span><text:span text:style-name="T67">Ⓔ</text:span><text:span text:style-name="T50"> Expecto Patronum<text:line-break/></text:span><text:span text:style-name="T67">Ⓕ</text:span><text:span text:style-name="T50"> Fire<text:line-break/></text:span><text:span text:style-name="T67">Ⓖ</text:span><text:span text:style-name="T50"> Phoenix tears<text:line-break/></text:span><text:span text:style-name="T67">Ⓗ</text:span><text:span text:style-name="T50"> Riddikulus<text:line-break/></text:span><text:span text:style-name="T67">Ⓘ</text:span><text:span text:style-name="T50"> Sunlight<text:line-break/></text:span><text:span text:style-name="T67">🅙</text:span><text:span text:style-name="T50"> Will<text:line-break/></text:span><text:span text:style-name="T67">Ⓚ</text:span><text:span text:style-name="T50"> Wingardium Leviosa<text:line-break/></text:span><text:span text:style-name="T67">Ⓛ</text:span><text:span text:style-name="T50"> Wormwood<text:line-break/></text:span><text:span text:style-name="T67">Ⓜ</text:span><text:span text:style-name="T50"> NO CURE </text:span></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19"><text:tab/><text:tab/><text:tab/><text:tab/><text:tab/><text:tab/><text:tab/><text:tab/><text:tab/> <text:s text:c="3"/>Continued on Next Page 🠲</text:p>
      <text:p text:style-name="P29"><text:soft-page-break/><text:span text:style-name="Strong_20_Emphasis"><text:span text:style-name="T16">15-6. Inferi</text:span></text:span><text:span text:style-name="T50"><text:line-break/>Ⓐ Aconite<text:line-break/>Ⓑ Asphodel<text:line-break/>Ⓒ Bezoar<text:line-break/>Ⓓ Chocolate<text:line-break/>Ⓔ Expecto Patronum<text:line-break/>🅕 Fire<text:line-break/>Ⓖ Phoenix tears<text:line-break/>Ⓗ Riddikulus<text:line-break/>Ⓘ Sunlight<text:line-break/>Ⓙ Will<text:line-break/>Ⓚ Wingardium Leviosa<text:line-break/>Ⓛ Wormwood<text:line-break/>Ⓜ NO CURE </text:span></text:p>
      <text:p text:style-name="P9"><text:span text:style-name="T1"/></text:p>
      <text:p text:style-name="P29"><text:span text:style-name="Strong_20_Emphasis"><text:span text:style-name="T16">15-7. Werewolf</text:span></text:span><text:span text:style-name="T50"><text:line-break/></text:span><text:span text:style-name="T68">Ⓐ</text:span><text:span text:style-name="T50"> Aconite<text:line-break/></text:span><text:span text:style-name="T68">Ⓑ</text:span><text:span text:style-name="T50"> Asphodel<text:line-break/></text:span><text:span text:style-name="T68">Ⓒ</text:span><text:span text:style-name="T50"> Bezoar<text:line-break/></text:span><text:span text:style-name="T68">Ⓓ</text:span><text:span text:style-name="T50"> Chocolate<text:line-break/></text:span><text:span text:style-name="T68">Ⓔ</text:span><text:span text:style-name="T50"> Expecto Patronum<text:line-break/></text:span><text:span text:style-name="T68">Ⓕ</text:span><text:span text:style-name="T50"> Fire<text:line-break/></text:span><text:span text:style-name="T68">Ⓖ</text:span><text:span text:style-name="T50"> Phoenix tears<text:line-break/></text:span><text:span text:style-name="T68">Ⓗ</text:span><text:span text:style-name="T50"> Riddikulus<text:line-break/></text:span><text:span text:style-name="T68">Ⓘ</text:span><text:span text:style-name="T50"> Sunlight<text:line-break/></text:span><text:span text:style-name="T68">Ⓙ</text:span><text:span text:style-name="T50"> Will<text:line-break/></text:span><text:span text:style-name="T68">Ⓚ</text:span><text:span text:style-name="T50"> Wingardium Leviosa<text:line-break/></text:span><text:span text:style-name="T68">Ⓛ</text:span><text:span text:style-name="T50"> Wormwood<text:line-break/></text:span><text:span text:style-name="T68">🅜</text:span><text:span text:style-name="T50"> NO CURE </text:span></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20"><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1"><text:span text:style-name="T1"><text:s/><text:tab/><text:tab/><text:tab/><text:tab/><text:tab/><text:tab/><text:tab/><text:tab/><text:tab/><text:tab/><text:tab/><text:tab/> <text:s text:c="3"/>🛑 STO</text:span><text:span text:style-name="T2">P</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ucida Sans" svg:font-family="'Lucida Sans'" style:font-family-generic="swiss"/>
    <style:font-face style:name="Lucida Sans1" svg:font-family="'Lucida Sans'" style:font-family-generic="system" style:font-pitch="variable"/>
    <style:font-face style:name="UnifontExMono" svg:font-family="UnifontExMono"/>
    <style:font-face style:name="UnifontExMono1" svg:font-family="UnifontExMono" style:font-family-generic="roma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UnifontExMono" fo:font-size="12pt" fo:language="en" fo:country="US" style:letter-kerning="true" style:font-name-asian="UnifontExMono" style:font-size-asian="12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UnifontExMono" fo:font-size="12pt" fo:language="en" fo:country="US" style:letter-kerning="true" style:font-name-asian="UnifontExMono" style:font-size-asian="12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nifontExMono" fo:font-family="UnifontExMono" fo:font-size="14pt" style:font-name-asian="UnifontExMono" style:font-family-asian="UnifontExMono"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UnifontExMono" fo:font-family="UnifontExMono" style:font-name-asian="UnifontExMono" style:font-family-asian="UnifontExMono"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nifontExMono" fo:font-family="UnifontExMono" fo:font-size="12pt" fo:font-style="italic" style:font-name-asian="UnifontExMono" style:font-family-asian="UnifontExMono"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nifontExMono" fo:font-family="UnifontExMono" style:font-name-asian="UnifontExMono" style:font-family-asian="UnifontExMono"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9T10:35:32.791000000</meta:creation-date>
    <meta:editing-cycles>1</meta:editing-cycles>
    <meta:editing-duration>PT44S</meta:editing-duration>
    <dc:date>2024-04-29T10:36:17.424000000</dc:date>
    <meta:document-statistic meta:table-count="0" meta:image-count="0" meta:object-count="0" meta:page-count="20" meta:paragraph-count="229" meta:word-count="4383" meta:character-count="26209" meta:non-whitespace-character-count="21729"/>
    <meta:generator>LibreOffice/24.2.1.2$Windows_X86_64 LibreOffice_project/db4def46b0453cc22e2d0305797cf981b68ef5ac</meta:generator>
  </office:meta>
</office:document-meta>
</file>